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21.08.31 20:29   |   <text:a xlink:type="simple" xlink:href="http://palinfo.habago.org/Entry?Command=Information_PrintForum&amp;iPage=1#FORUM40935"><text:span text:style-name="T1">#</text:span></text:a></text:p>
      <text:p text:style-name="P2">我也正要提這件事。美軍殺死的那十名 "恐怖份子"，其實大多是小孩與嬰幼兒，只有兩名大人。我原先以為是濫炸，亦即 "寧可錯殺一百，絕不放過一個" 的那種炸法。 <text:line-break/><text:line-break/>後來媒體揭露，那兩位大人過去長期為美軍工作，擔任翻譯之類。這似乎就不只是濫炸或誤炸了，而是針對他們全家進行滅門。 <text:line-break/><text:line-break/>為什麼美國要這麼做呢？ <text:line-break/><text:line-break/>我常提起暗殺名單的事。美軍每侵略或控制一個國家或地區，往往會擬定一份刺殺名單，動輒成千上萬人。刺殺對象除了所謂敵人之外，還包括反美人士、左傾人士，或是各種對美國不利的異己，例如記者、教師、工會幹部與意見領袖等等。 <text:line-break/><text:line-break/>同樣地，當美國準備撤離某個被侵略國家或地區時，他也會擬定一份必殺名單，其中就包括滅口，亦即那些過去曾與美國合作、約略知道一些美國內部資訊者，就會被滅口。特別是當你的利用價值隨著美軍撤離而消失時，他更不可能讓你活命。 <text:line-break/><text:line-break/>這就好像美軍在離去時必然會全面銷毀機密文件、破壞那些帶不走的高端武器一樣。 <text:line-break/><text:line-break/>美國幹這樣的事不是一件兩件，而是千千萬萬。他根本不會管你什麼老幼婦孺，這些惡魔基本上完全不把別人的命當命看。這不是新聞，這只是半個多世紀來美國與其盟友及走狗們在世界各地的常態性作為。 <text:line-break/><text:line-break/>我經常對於所謂 "譴責" 暴行感到一種很深的慚愧與挫折，我們到底是要譴責到幾時才能讓這些魔鬼失去為惡能力？ <text:line-break/><text:line-break/>"譴責" 太廉價了，我只能說我對以美國為首的這群奉行國家恐怖主義的撒旦恨之入骨。西方人應該對他們自己的國家感到羞愧，至於他們自己也該想一想，別人因為他們的國家之貪婪而承受多少極其巨大而可怕的痛苦。 <text:line-break/><text:line-break/>你想一想，今天如果有個國家強大到足以控制美國，佔領美國，每天到處姦殺擄掠，每天丟你炸彈，殺害你美國數千萬人，你的小孩隨隨便便就能抓來當槍靶，娃娃車隨隨便便就能機槍掃射成馬蜂窩，今天想殺哪些人就殺，明天想滅掉哪個家庭就滅，讓你美國人無書可讀，無醫院可治病，無糧食可吃，無藥物可治，平均壽命四十幾歲，失業率七成，把你打回石器時代，搶你的石油礦產，掠奪你的土地與各項自然資源，姦殺你的家人，愛怎麼傷害你就怎麼傷害你，愛殺誰就殺誰，就這樣糟蹋世界一百年，你若是受害人，請問你恨不恨？ <text:line-break/><text:line-break/>西方人不可能理解這等惡行，為什麼呢？因為事實上他們並不覺得非白人的命也是命。西方人也不可能理解這樣的痛苦，因為在他們的歷史上幾乎不曾有過這樣的一種被任意屠殺被任意掠奪與蹂躪的遭遇。 <text:line-break/><text:line-break/>我也很想問問以當美國走狗為榮的台灣人，請摸摸你自己的良心。今天，大陸只是把一些很明顯違法的暴亂歹徒給移送法辦，頂多判個幾年，然後台灣人就整天為此哭爸哭母什麼人權與自由的淪喪。但是，面對美國半個多世紀來四處侵略，殺害數千萬人、製造上億難民的事實，卻反而說好棒哦好帥好偉大好民主自由哦。他媽的你還有腦子，還有人性嗎？ <text:line-break/><text:line-break/>不過，習近平說得對。他說：洋人過去那樣一種隨便在你家門口架起幾門洋槍大炮，然後就能對你為所欲為的時代已經過去了。</text:p>
      <text:p text:style-name="P1">陳默   |  2021.08.31 18:53   |   <text:a xlink:type="simple" xlink:href="http://palinfo.habago.org/Entry?Command=Information_PrintForum&amp;iPage=1#FORUM40934"><text:span text:style-name="T1">#</text:span></text:a></text:p>
      <text:p text:style-name="P3">又一灭门血案。媒体揭露出来了，美国在阿富汗用无人机空袭杀死的所谓恐怖分子共十人，其实是一名为外国机构工作了17年的工程师，其余九名都是小孩，是他的孩子和亲戚的小孩子，基本上是灭门了，美国称有第二次爆炸也是说谎，死者兄弟说根本没有第二次爆炸，媒体有拍摄视频，小车子车架子都完好，如果车上有大量炸药爆炸，车架子不可能还好好的。</text:p>
      <text:p text:style-name="P1">陳真   |  2021.08.31 01:46   |   <text:a xlink:type="simple" xlink:href="http://palinfo.habago.org/Entry?Command=Information_PrintForum&amp;iPage=1#FORUM40933"><text:span text:style-name="T1">#</text:span></text:a></text:p>
      <text:p text:style-name="P2">剛剛刪掉某位網友的兩則留言，無不敬之意，只是真的有點傻。比方說，該留言細數美國百年來的什麼功與過；促進世界民主自由是功，沒有成功阻止中國赤化是過，諸如此類一大堆傻話。 <text:line-break/><text:line-break/>我真覺得夠了，這類傻話只能直接刪除，沒必要再做指導了。一個人如果傻到這種程度，而且毫無病識感，應該已經沒救，沒法教了。 <text:line-break/><text:line-break/>講句不客氣的大實話，直到這幾年，隨著島內大量腦殘的誕生，我方才深刻意識到人們的智能確實難以恭維。具有充份理性能力的人太少了；所謂群眾，就像羊群一樣，從眾性很高，理性能力卻非常低。但是，許多時候我常納悶，認知的蒼白與貧乏，乃至於認知內容之荒腔走板，到底是 "無能" 認知？還是 "無意願" 認知？</text:p>
      <text:p text:style-name="P1">陳真   |  2021.08.31 01:26   |   <text:a xlink:type="simple" xlink:href="http://palinfo.habago.org/Entry?Command=Information_PrintForum&amp;iPage=1#FORUM40932"><text:span text:style-name="T1">#</text:span></text:a></text:p>
      <text:p text:style-name="P3">公告： <text:line-break/><text:line-break/>巴勒網除了網站租借費用較貴外，幾乎沒有別的開支了，因此，成立以來很少對外募款，夠用就好，平常好像也很少有人主動捐款。因為捐的人很少，所以基本上不會漏掉。但是，捐款者若能主動告知或追蹤，就更不可能漏掉了。如果你曾捐款巴勒網，麻煩看看所捐款項是否入帳，以免單方面查帳的疏忽。 <text:line-break/><text:line-break/>巴勒網基本上不缺錢，畢竟也沒做什麼事。如果有人真的很想捐，建議以一、兩千元為上限，不要捐太多。一個人一生只能捐一次，捐過的人就請不要再捐了。原本跟巴勒網就認識的親朋好友，則是禁止捐款。我們不希望讓熟人有任何不必要的道德壓力。</text:p>
      <text:p text:style-name="P1">怡靜   |  2021.08.30 14:34   |   <text:a xlink:type="simple" xlink:href="http://palinfo.habago.org/Entry?Command=Information_PrintForum&amp;iPage=1#FORUM40929"><text:span text:style-name="T1">#</text:span></text:a></text:p>
      <text:p text:style-name="P2">2014年，前國家安全局情報分析師 Daniel Hale 將無人戰鬥機的機密信息洩露給新聞界， <text:line-break/>文件中揭露，在阿富汗被美國無人機殺害的90%是平民老百姓，根本不是甚麼美國宣稱的恐怖份子標的。 <text:line-break/>上個月他被判刑45個月的有期徒刑。 <text:line-break/><text:line-break/>在這次無人機空襲中死亡的兩個小生命 <text:line-break/><text:a xlink:type="simple" xlink:href="https://twitter.com/MJalal700/status/1432046613971841032"><text:span text:style-name="T2">https://twitter.com/MJalal700/status/1432046613971841032</text:span></text:a><text:s/><text:line-break/><text:line-break/>無人機空襲過後的房子，地面留下一個大洞。你可以看到孩子們的玩具嗎? <text:line-break/><text:a xlink:type="simple" xlink:href="https://twitter.com/RT_com/status/1431743393672024068"><text:span text:style-name="T2">https://twitter.com/RT_com/status/1431743393672024068</text:span></text:a><text:s/><text:line-break/><text:line-break/>你要是有一點點良知，就算只有百分之零點零零零一，你捫心自問，真的要跟美國這種國家為伍? <text:line-break/>或許就像陳真說的，其實你一點都不在乎這些， <text:line-break/>難道是因為你覺得它永遠不會發生在你身上嗎? <text:line-break/><text:line-break/>求你做個人吧! </text:p>
      <text:p text:style-name="P1">陳真   |  2021.08.30 12:20   |   <text:a xlink:type="simple" xlink:href="http://palinfo.habago.org/Entry?Command=Information_PrintForum&amp;iPage=1#FORUM40928"><text:span text:style-name="T1">#</text:span></text:a></text:p>
      <text:p text:style-name="P3">泯滅良知的國語日報(二) <text:line-break/><text:line-break/>陳真 <text:line-break/>2021. 08. 30. <text:line-break/><text:line-break/><text:line-break/>園方回信說，幼兒園是教育機構，沒有政治考量，園方只是 "單純覺得" 小孩穿軍服拿衝鋒槍 "很可愛"。我回信說道： <text:line-break/><text:line-break/>幼兒園是教育機構，應該要有一定的道德敏感度及常識。就算撇開英美軍服與國旗等等的侵略政治議題本身不談，讓一個幼兒園小孩穿著軍服拿著衝鋒槍拍攝所謂畢業紀念沙龍照，而且還把它製作成相冊封面，妳們真的覺得這是合理的？可愛的？ <text:line-break/><text:line-break/>更何況所謂政治，許多時候其實只是一些常識問題，就如同台灣一些學校經常因為穿著納粹軍服拍照或辦活動、大肆搞笑而引發國際關切一樣。台灣校方與當事人的回應經常說只是為了 "好玩"，但這不應該是一種藉口，畢竟學校是一種教育機構，不是娛樂事業。 <text:line-break/><text:line-break/>至於所謂畢業紀念照，整本相冊竟然是各種搔首弄姿的粗俗變裝照，簡直就是不三不四。這到底是在紀念什麼？跟 "畢業紀念" 有何一絲關連性？ <text:line-break/><text:line-break/>小孩在學校的每一個作業，每一張塗鴉，即使是一段破碎的小紙條，我們都照樣珍藏，因為那是真正的生活和學習，是真實的生活記憶。但是，那樣一本花了幾千元拍攝、完全莫名其妙的軍服衝鋒槍相冊，加上一堆粗俗造作的變裝沙龍照，像cosplay那樣，到底跟幼兒園有何連結？很荒唐不是嗎？ <text:line-break/><text:line-break/>至於國語日報，在我過去的印象中，基本上就是個兒童讀物，少有大人世界的議題。現在居然用社論來教導小朋友應該要準備花幾十年時間進行島內長期抗爭，抵抗共匪的併吞與佔領台灣，把共匪趕出去，建立台灣國。他媽的這是在從小紮根、培養反中聖戰士嗎？好讓台灣陷入長期動亂或內戰，替美國人攻擊自己的對岸血肉同胞。 <text:line-break/><text:line-break/>國語日報其它還有一些社論，也是很變態，對大陸總是充滿敵意，連大陸奧運得到很多金牌都能把它說得很齷齪很沒有人權，說是什麼獎牌血汗工廠。至於對西方、對美日，則是感恩戴德，又舔又捧。 <text:line-break/><text:line-break/>我知道這是島內的洗腦教育常態，很可悲。許多時候，聽小孩從學校學到一些很變態的東西回來，我都很無奈，例如什麼 "中國人要來打我們，美國人會來保護我們"，或是滿口什麼 "武漢肺炎"，我都得花很大力氣讓小孩知道老師教的東西不一定是對的，就連把拔馬麻講的也不一定對。 <text:line-break/><text:line-break/>有時候，小可愛會從我和學姐的日常對話中，直接截取我們的想法，跟著罵美國，罵民進黨，我們也會跟她說，妳不要講這個，因為妳還不懂，妳只是直接覆述我們的想法，這樣一種覆述是沒有意義的，甚至是有害的。等妳長大，妳再用自己的頭腦去思考，得出妳自己的想法；不用急著現在就要跟我們有一樣的想法。任何東西都得用妳自己的腦子去想過，它才會屬於妳，也才有意義。 <text:line-break/><text:line-break/>至於家長們，面對各種仇中反華認賊作父的洗腦教育，其實還是應該給學校、給諸如國語日報這些無恥的所謂 "兒童優質讀物" 一點壓力，表示不滿，畢竟教育不該如此無恥，不該睜眼說瞎話。 <text:line-break/><text:line-break/>你看，阿富汗這兩天發生所謂恐怖攻擊，死了一百八十幾人。但是，後來各方消息指出，一部份人其實是遭到美軍亂槍射殺，包括一些阿富汗兒童。 <text:line-break/><text:line-break/>美國說要報復此次的恐攻，馬上派出無人機四處狂轟濫炸，包括轟炸社區與民宅。炸完之後，美國說已經報仇了，光是在某個住宅區就有九名恐怖份子被美軍炸成碎片。結果呢？這九名 "恐怖份子" 原來是一家人，全數遇害。值此新聞熱潮，各方媒體調查出被炸碎的九名 "恐怖份子"，名單如下： <text:line-break/><text:line-break/>40歲的紮馬雷（Zamaray）、30歲的納賽爾（Naseer）、20歲的扎米爾（Zameer）、10歲的費薩爾（Faisal）、9歲的法爾扎德（Farzad）、4歲的阿爾民（Armin）、3歲的本雅明（Benyamin）、2歲的阿亞特（Ayat）和2歲的蘇瑪雅（Sumaya）。 <text:line-break/><text:line-break/>一共九人。 <text:line-break/><text:line-break/>不知道你看了這九名 "恐怖份子" 名單有何感想？ <text:line-break/><text:line-break/>二十幾年來，我經常舉證歷歷，指出美國為首的西方列強在侵略各國時，永遠就是抱著一種 "寧可錯殺一萬，絕不放過一個" 的心態。而且，想炸就炸，根本不用什麼證據，甚至不需上級批准，想炸哪裡就炸哪裡；炸醫院，炸人潮洶湧的市場，炸社區大樓，炸電視台，炸學校，炸教堂，炸婚禮喜宴，炸公車，甚至連娃娃車也炸，救護車更是轟炸焦點，誰敢救人，誰就是恐怖份子，甚至派兵衝進醫院屠殺，把病人、醫生和護士全殺光光，確保 "疑似恐怖份子" 一個也跑不掉。 <text:line-break/><text:line-break/>媒體現在為何會去調查阿富汗的遇害者名單？因為阿富汗現在正是新聞熱潮，事實上，類似的事件千千萬萬，媒體從來都不會報導。在美國與西方人眼裡，他們事實上根本不認為別人的性命也是命，完全無所謂，把千萬條所謂 "有色人種" 的人命看得比踩死一堆螞蟻還更加無所謂。 <text:line-break/><text:line-break/>如果你願意了解這一切，你很快就能知道各種侵略與姦殺擄掠的基本事實與真相。如果你願意了解這一切，我不相信你會低能到還會相信西方人的什麼民主自由與人權。如果你願意了解這一切，我不相信你不會痛恨這些撒旦惡魔。 <text:line-break/><text:line-break/>一個從未侵略他國，從未發出一兵一卒、一炮一彈，而且四處造福窮國的中國，卻反而遭到殺害數千萬人的西方社會鋪天蓋地的抹黑成人類公敵，他媽的這還有人性嗎？ <text:line-break/><text:line-break/>我常覺得，你不能老是怪罪洗腦。事實上，如果你被洗腦、被矇蔽，絕大部份的責任其實還是在你自己身上，畢竟要獲得人事物的基本真相根本一點困難也沒有；真正原因其實是你根本不在乎是非善惡。 <text:line-break/><text:line-break/>我過去開了好幾年的車子之後，才知道自己的車是什麼牌子；平常維修就是打電話請對方來取車送修。有時朋友或同事問我開什麼車，我根本答不上來，我甚至不知道 "現代" 汽車是一種汽車的牌子，我甚至不知道汽車或腳踏車也有所謂牌子。我在英國開了十年車，根本不知道我花了6萬台幣買來的中古車是什麼公司製造，我是從學姐口中才知道它是福特汽車。我過去曾以為福特是在賣冰淇淋的一家公司。 <text:line-break/><text:line-break/>為什麼我對車子如此無知？是因為我被洗腦嗎？當然不是，而是因為我根本不在乎，就跟身上的衣服褲子一樣，我根本不會去注意它們有沒有屬於什麼牌子。為什麼呢？因為我根本不在乎，我完全不想花任何心思去關注什麼汽車或衣服褲子的牌子。 <text:line-break/><text:line-break/>我想說的就是這一點。我對那些滿口什麼西方民主自由的人有說不出來的厭惡與鄙視。他們並不是真的蠢到無法理解基本事實。他們之所以如此荒唐無知的原因是他們其實根本不在乎善惡是非。他們往往很重視自己臉上的一顆青春痘，但他們並不覺得姦殺擄掠千萬人、屠戮數百萬兒童是多大的一件事。這樣一種普遍心態，恐怕才是各種悲劇慘劇與醜劇的根源。 <text:line-break/><text:line-break/>==================== <text:line-break/><text:line-break/>美軍襲擊阿富汗釀家庭9死！ 目擊鄰居：被炸得四分五裂 <text:line-break/><text:line-break/>2021-08-30 08:05 聯合報 / 編譯張君堯／即時報導 <text:line-break/><text:line-break/>「CNN」報導，目擊者稱美國軍方在喀布爾住宅區（Kabul）發動襲擊後，造成一個家庭共計9名成員喪生。 <text:line-break/><text:line-break/>美國無人機對喀布爾住宅區的一輛汽車發動襲擊，其中一名遇難者的兄弟向當地一位與CNN合作的當地記者透露「遇難者包括6名兒童，最小的是一名2歲女孩」。 <text:line-break/><text:line-break/>此外，遇難者還包括他40歲的的兄弟紮馬雷（Zamaray）、30歲的納賽爾（Naseer）、20歲的扎米爾（Zameer）、10歲的費薩爾（Faisal）、9歲的法爾扎德（Farzad）、4歲的阿爾民（Armin）、3歲的本雅明（Benyamin）、2歲的阿亞特（Ayat）和蘇瑪雅（Sumaya）。 <text:line-break/><text:line-break/>這位倖存的親屬哭著告訴記者他們「只是一個普通的家庭」，並強調「我們不屬於任何組織，這只是我的兄弟們和他們的家人住在一起的一個普通家庭」。 <text:line-break/><text:line-break/>一位名叫阿哈德（Ahad）的男子自稱是這家人的鄰居，他表示自己在當地時間下午5點左右走向自家時「目睹空襲」，他說自己聽到巨大的爆炸聲，於是趕緊躲避，接著便試圖幫助營救他的鄰居。阿哈德稱「另外兩人在襲擊中受傷，所有鄰居都試圖幫忙，並帶水滅火，我看到五六個人死亡，包括這家人的父親、還有兩個孩子，他們死了、四分五裂」。 <text:line-break/><text:line-break/>================== <text:line-break/>機場爆炸後子彈狂竄！慌亂人群成活箭靶　BBC：部分人死於美軍射殺 <text:line-break/><text:line-break/>記者葉睿涵／編譯 <text:line-break/><text:line-break/>阿富汗喀布爾機場26日發生自殺式炸彈恐怖攻擊，造成至少183人死亡。然而，有炸彈襲擊事件的倖存者卻告訴BBC記者，他們的親人並非直接死於爆炸意外之中，而是在後來的混亂中被外國士兵開槍打死，讓人難以置信。 <text:line-break/><text:line-break/>據BBC報導，喀布爾機場的恐攻悲劇發生後，不少阿富汗人都在現場悲痛地尋找親友的遺體。一名倖存者哈密德（Abdul Hamid）告訴BBC記者凱爾馬尼（Secunder Kermani），他的弟弟尼亞齊（Mohammad Niazi）在政變爆發後，專程從倫敦飛到喀布爾，試圖帶著家人一同撤離。 <text:line-break/><text:line-break/>不少喀布爾自殺襲擊的倖存者表示，他們的家屬是死於美軍之手。（美聯社） <text:line-break/><text:line-break/>在爆炸爆發當時，哈密德正和尼亞齊一同在喀布爾機場等候撤離，不過由於爆炸現場十分混亂，2人只能跟隨人潮到處亂走。哈密德表示，他在現場看到小河邊有著很多小孩，還看到了美國和土耳其的軍人，「他們拿著槍，子彈從四處射來，橋上、塔上，這都是外國軍人開的槍」。尼亞齊在混亂中死去。 <text:line-break/><text:line-break/>另一位目擊者表示，一個名叫穆罕默德（Muhammed）的死者曾為美軍效力多年，最終卻死於美軍之手，「他不是被塔利班或伊斯蘭國（ISIS）殺害的。他的耳下有一個彈孔，身上因為沒有任何其他外傷，他是被美軍開槍打死的。」 <text:line-break/><text:line-break/>凱爾馬尼28日在其個人推特帳號上po文指出，有12名曾為美國效力的人員在這場襲擊中喪命。在28日的記者會上，有記者就此事向美國國防部提出質疑，但國防部發言人卻表示，目前還未有證據證明此事的真實性，「當然我們也不能全盤否認此事，但我們還在對此事進行調查」。</text:p>
      <text:p text:style-name="P1">石邦樑   |  2021.08.30 10:55   |   <text:a xlink:type="simple" xlink:href="http://palinfo.habago.org/Entry?Command=Information_PrintForum&amp;iPage=1#FORUM40927"><text:span text:style-name="T1">#</text:span></text:a></text:p>
      <text:p text:style-name="P2">陳真醫師： <text:line-break/><text:line-break/>讀「高美幼兒園是瘋了嗎？」有感。 <text:line-break/><text:line-break/>在台灣的「中華民國」已經表現得像1930年代日本軍閥在中國扶植的「冀東防共自治政府」、「汪清衛政權」，堪稱當代漢奸傀儡政權。<text:line-break/><text:line-break/>稍有血性的人，都以歐美帝國主義數百年來，藉燒殺擄掠在全世界建立的殖民體制為恥，這個體制至今仍然控制全世界多數國家、發動各種慘無人道的戰爭與種族清洗。英國帝國主義史家Niall Ferguson近年多本暢銷著作如Empire，更鼓吹「英帝國模式」，稱沒有英帝國就沒有世界的「現代化」，又在書末指出，美國現今必須學習全盛期的英帝國一樣加強控制、開疆闢土，否則將迎來帝國的衰落。這位Ferguson另一邊廂，居然又指責「中共的tiktok是電子鴉片，彰顯中國帝國主義的野心」。 <text:line-break/><text:line-break/>雖然1945年後，傳統歐洲帝國的殖民地紛紛獨立，但白人帝國的控制只是改變了形式，正如南美洲一句話「離天堂太遠，離美國太近」，1970年代在智利慘遭美帝走狗軍警殺害的Víctor Jara一曲El derecho de vivir en paz《人們有權在和平中生活》，是多麼的卑微的願望！ <text:line-break/><text:line-break/>台灣這些寫漢字、講漢語、拜中國神、吃中國菜的人，在數十年間從蔣介石的仇共意識形態而迅速、無縫地轉換成仇中，不變的是對歐美帝國主義、白人、「脫亞入歐」的日本人的崇拜，這些人真的只是無知，還是無恥、沒有良知？</text:p>
      <text:p text:style-name="P1">許世勤   |  2021.08.30 08:45   |   <text:a xlink:type="simple" xlink:href="http://palinfo.habago.org/Entry?Command=Information_PrintForum&amp;iPage=1#FORUM40926"><text:span text:style-name="T1">#</text:span></text:a></text:p>
      <text:p text:style-name="P3">沒了中華文明的底蘊，那所謂的「台灣文化」還剩下什麼？ <text:line-break/><text:line-break/>大港你贏了？或者是在「國家級」舞台上臭幹六譙？ <text:line-break/><text:line-break/>現在年輕人的「台灣文化」，不過就是動漫、夜市的滷肉飯、豬血糕、三字五字臭幹六譙問候人家母親。這樣的「台灣文化」，沒有深厚的底蘊，而且自以為是，丟臉卻還覺得相當驕傲。 <text:line-break/><text:line-break/>那個什麼沃草的，基本上也是一樣這種淺盤的人格特質跟思考能力，現在台灣的年輕人基本上就這副德性。</text:p>
      <text:p text:style-name="P1">王慧玲   |  2021.08.29 12:28   |   <text:a xlink:type="simple" xlink:href="http://palinfo.habago.org/Entry?Command=Information_PrintForum&amp;iPage=1#FORUM40925"><text:span text:style-name="T1">#</text:span></text:a></text:p>
      <text:p text:style-name="P2">看了陳醫師的國語日報那篇文有感！ <text:line-break/><text:line-break/>國語日報早就淪為執政黨的打手。 <text:line-break/><text:line-break/>30多年前我也愛看國語日報，從國小二年級，斷斷續續的訂到高中ㄧ年級。 <text:line-break/><text:line-break/>它是我中華文化的啟蒙，孔子的論語、孟子、左傳、春秋戰國時代的故事..，報紙有一個專欄會用淺顯易懂的文字寫給小朋友看，子敏的專欄我也很喜歡閱讀，我還保存ㄧ張民國81年的副刊，居然還有教人畫國畫。 <text:line-break/><text:line-break/>我兒子開始讀書後（民國102年），我也訂國語日報給他閱讀，當然我兒讀的報紙，已不復當年我讀的報紙這樣富有「中華文化氣息」，但還可忍受。 <text:line-break/><text:line-break/>直到去年，我整理舊報紙，居然看到了網紅、直播主、粉專小編的半自傳，如Cheap、沃草粉專主，還有台文系所寫的ㄧ些親日台灣史，為了避免教壞小孩，所以我毅然停訂國語日報。 <text:line-break/><text:line-break/>執政黨控制媒體的力量，連給小朋友看的「國語日報」也不放過。 <text:line-break/>令人不得不懷疑，前幾年執政黨，頻頻找國語日報的麻煩，導致國語日報變質了？想用「台灣文學」取代「中華文化」？</text:p>
      <text:p text:style-name="P1">陳真   |  2021.08.29 03:56   |   <text:a xlink:type="simple" xlink:href="http://palinfo.habago.org/Entry?Command=Information_PrintForum&amp;iPage=1#FORUM40924"><text:span text:style-name="T1">#</text:span></text:a></text:p>
      <text:p text:style-name="P3">高美幼兒園是瘋了嗎？(二) <text:line-break/><text:line-break/>陳真 <text:line-break/><text:line-break/>2021. 08. 29. <text:line-break/><text:line-break/><text:line-break/>高美幼兒園是大榮集團的附屬機構，旗下好像還包括一些鋼鐵公司。董事長叫做李振登。兩年前才剛獲得 "十大教育傑出獎"。 <text:line-break/><text:line-break/>因為無法從園方獲得應有的回應，我剛剛就直接寫信給這位傑出教育家，我想知道，到底是什麼樣的 "傑出" 教育，居然會叫幼兒園的小朋友穿著惡名昭彰的英美軍服、手持衝鋒槍和英美國旗拍攝所謂畢業紀念沙龍照，甚至還以之做為畢業紀念冊的封面。我氣得把整本給撕爛。 <text:line-break/><text:line-break/>真的是很變態。這就好像怎麼會有人叫幼兒園小朋友變裝，穿著納粹軍服、做出納粹手勢來拍畢業照？ <text:line-break/><text:line-break/>我們反對的並不是戰爭，而是侵略和屠殺；我們反對的更不是軍人，而是到處姦殺擄掠、殺害數千萬人、製造上億個難民的帝國主義。 <text:line-break/><text:line-break/>事實上，我們對軍人始終有著崇高敬意，但是，這份敬意只應來自於良善的基礎，而非惡魔一般的四處侵略和屠殺。 <text:line-break/><text:line-break/>政治再大，大不過教育；武力再強，強不過一個善字。任何人政治上再怎麼瘋狂或變態，都不應該荼毒小孩的基本良知與認知，特別是不過才五、六歲的小孩，你一定要這樣糟蹋人嗎？難道你會讓自己的小孩手持衝鋒槍、穿著納粹軍服拍沙龍照，然後放大、裱框、掛在客廳？然後說這是一種傑出教育？ <text:line-break/><text:line-break/>以美國為首的無數侵略戰爭，血腥惡行之重大程度，更是百倍於納粹。</text:p>
      <text:p text:style-name="P1">陳真   |  2021.08.29 00:52   |   <text:a xlink:type="simple" xlink:href="http://palinfo.habago.org/Entry?Command=Information_PrintForum&amp;iPage=1#FORUM40923"><text:span text:style-name="T1">#</text:span></text:a></text:p>
      <text:p text:style-name="P2">高美幼兒園是瘋了嗎？ <text:line-break/><text:line-break/>陳真 <text:line-break/><text:line-break/>2021. 08. 29. <text:line-break/><text:line-break/><text:line-break/>昨天看到所謂 "優質兒童報紙" 的 "國語日報" 的一堆荒腔走板的無恥社論，真是氣炸了，於是寫了底下這文章： <text:line-break/><text:line-break/><text:a xlink:type="simple" xlink:href="https://bit.ly/2Wx0B32"><text:span text:style-name="T2">https://bit.ly/2Wx0B32</text:span></text:a><text:s/><text:line-break/><text:line-break/>沒想到，今天就讓我遇上類似的醜事。 <text:line-break/><text:line-break/>晚上回到家，一進門，學姐劈頭就跟我說她看到小可愛的幼兒園畢業紀念冊很生氣。我原先一頭霧水。後來，我自己去拿出來看，氣到馬上把整本畢業紀念相冊給撕爛。花了幾千元的所謂 "畢業照"，居然是一堆沙龍照。 <text:line-break/><text:line-break/>沙龍就沙龍，雖然很不純樸，但我能忍。但我無法忍的是，裏面的照片居然是讓小朋友穿著英軍、美軍的軍服，搭配英、美國旗，然後手上拿著跟真槍沒兩樣的衝鋒槍拍照！另外還穿著像日本鬼子、日本藝妓那樣的戲服，搔首弄姿地拍照。 <text:line-break/><text:line-break/>我們原先不願花這幾千元拍什麼畢業照，拍照哪還需要花錢？哪有人這樣花錢的？我就算以後是億萬富翁也不會這樣子花錢。後來，怕小孩被全班孤立，怕全班就她一個人沒參加畢業照的拍攝，於是就花錢消災，沒想到居然是拍出一堆這樣一種不良教育的照片。 <text:line-break/><text:line-break/>學姐說，看到這樣一些手持衝鋒槍、穿著英軍軍服、背景是美國國旗以及日本藝妓般的一堆所謂 "畢業照"，感覺就像自己的小孩被玷污了那樣一種挫折感。我則是氣到爆炸！我幾乎不曾氣到會去破壞物品，但我忍不住就把這些照片給撕爛。 <text:line-break/><text:line-break/>剛剛馬上寫信給幼兒園(大榮中學附設高美幼兒園)，我問園方，難道不知道美軍光是過去幾年就在中東殺害了數百萬人、製造幾乎上億的境內外難民？難道不知道惡名昭彰的英軍光是在伊拉克就有數以千計、泯滅人性的虐囚案與屠殺平民案？到底是什麼樣的教育，居然會讓幼兒園的小朋友手持衝鋒槍、穿戴英美軍服與國旗去拍攝所謂畢業紀念照？我請園方退費，但園方拒絕。 <text:line-break/><text:line-break/>我很懷疑，這只是單一個案嗎？國語日報也是單一個案嗎？或者是，這事實上已經是美國殖民台灣的一個新政策，從幼兒園開始紮根洗腦、存心要把台灣變成攻擊大陸的一顆人肉炸彈，並且鼓動兩岸長期內戰。 <text:line-break/><text:line-break/>學姐說，大概也只有我們會因為這樣的 "畢業紀念照" 生氣，其他家長應該都會覺得穿著英美軍服舉著英美國旗手持衝鋒槍很帥吧！ <text:line-break/><text:line-break/>我知道在這島上我們是極少數，但是，是非善惡不是依靠多數決。錯就是錯，無恥就是無恥！不會因為島內仇中反華舔美舔日盛行而能顛倒善惡對錯。 <text:line-break/><text:line-break/>即便全台灣只剩我們一家一戶反對西方國家每天四處姦殺擄掠的帝國主義，我們還是會表達我們的痛恨與厭惡。即便我們在這島上屬於極少數，我們也不會因此而對是非善惡默不作聲。 <text:line-break/><text:line-break/>小可愛的父母一輩子為了什麼樣的事，承受多少的痛苦，忍受多少的傷害，乃至因此家破人亡，難道要讓自己的小孩被洗腦成不明基本是非善惡的腦殘？洗腦成仇中反華、認賊作父的漢奸？</text:p>
      <text:p text:style-name="P1">陳真   |  2021.08.28 03:27   |   <text:a xlink:type="simple" xlink:href="http://palinfo.habago.org/Entry?Command=Information_PrintForum&amp;iPage=2#FORUM40920"><text:span text:style-name="T1">#</text:span></text:a></text:p>
      <text:p text:style-name="P2">泯滅良知的國語日報 <text:line-break/><text:line-break/>陳真 <text:line-break/><text:line-break/>2021. 08. 28. <text:line-break/><text:line-break/><text:line-break/>底下是這兩天的 "國語日報" 社論，非常無恥、惡毒。 <text:line-break/><text:line-break/>"國語日報" 是專門給小朋友看的報紙，但它卻不斷透過謊言進行政治洗腦，支持香港暴亂，整天吹捧美日、造謠栽贓醜化祖國，非常無恥。現在居然教小朋友要準備在台灣將來被 "併吞" 後，應該不惜以數十年的時間，長期對抗祖國，捍衛民主。 <text:line-break/><text:line-break/>這些人渣，真的是喪心病狂。這些人渣，天天嘴裏說得英勇威武，但實際上它媽的有沒有一個綠色生物是準備要犧牲自己和自己小孩的生命去捍衛什麼民主的？一個也沒有。泯滅良知，喪心病狂，莫此為甚。 <text:line-break/><text:line-break/>它的網站居然還寫著 "十大優質兒童網站"。一個小孩如果從小接觸這種毒素，能不腦殘嗎？ <text:line-break/><text:line-break/>這兩天，我女兒從幼兒園帶回一個什麼公益口罩，上面居然寫著台灣愛美國、愛日本、愛立陶宛，然後列出它們的國旗，說他們是台灣的好朋友。 <text:line-break/><text:line-break/>過去這大約七、八年來，我覺得，島內自欺欺人的所謂選舉，已經走到了盡頭。從今以後，直到解放之前，我絕不會再去投票。真的是受夠了，一切都是自欺欺人。希望有一天，能夠親眼看到這些令人痛恨的人渣應有的下場到來。 <text:line-break/><text:line-break/>我把這文章也寄給了國語日報，希望他們要有點基本良知。 <text:line-break/><text:line-break/><text:line-break/>====================== <text:line-break/><text:line-break/><text:line-break/>國語日報 <text:line-break/><text:line-break/>社論 <text:line-break/><text:line-break/>維護臺灣安全應有的戰略思考 <text:line-break/><text:line-break/>(2021/8/25) <text:line-break/><text:line-break/><text:line-break/>阿富汗戰爭至今二十年，死亡美軍及聘僱人員近五千人，花費超過一兆美元。但阿富汗政府無法自立，是美國沉重包袱。最近美國從阿富汗撤軍，《紐約時報》稱，阿富汗局勢迅速惡化，再次損及美國的可信度，使盟友更加相信，不能完全依賴美國支持，尤其臺灣。國人大多認為，兩岸開戰，美國必定介入保衛臺灣，因為臺灣在美國防禦中國第一島鏈戰略地位，一旦失守，將危及日韓和東南亞安全，損及美國在亞洲的利益。 <text:line-break/><text:line-break/>中國乘機鼓吹「疑美論」，說臺灣未來也會被美國出賣。(中略) <text:line-break/><text:line-break/>最壞的打算，中國若祭出統一期限為理由發動戰爭，美國如未適時出兵護臺，只做嚴厲聲討及經貿制裁，以兩岸十五倍軍力差距，臺灣恐難逃被併吞。屆時重要的將是，如何發動民力採取抵制、不服從的長期抗爭，這不僅必要，也將是爭民主爭自由的無窮力量。仿效印度和立陶宛等波羅的海三國，歷經數十年，對抗強權爭取獨立締造民主的成功典範，是全民必要的戰略共識。</text:p>
      <text:p text:style-name="P1">葉小慧   |  2021.08.26 13:12   |   <text:a xlink:type="simple" xlink:href="http://palinfo.habago.org/Entry?Command=Information_PrintForum&amp;iPage=2#FORUM40919"><text:span text:style-name="T1">#</text:span></text:a></text:p>
      <text:p text:style-name="P3">加勒比海國家 巴貝多Barbados 總理米亞·莫特利（Mia motley），面對BBC專訪，維護了巴貝多的尊嚴，並凸顯了西方強國意識根本上的問題。令人敬佩！ <text:line-break/><text:line-break/>---- <text:line-break/>專訪影片轉自觀察者網微博： <text:line-break/><text:a xlink:type="simple" xlink:href="https://bit.ly/2UTNqZO"><text:span text:style-name="T2">https://bit.ly/2UTNqZO</text:span></text:a><text:s/><text:line-break/><text:line-break/>新聞報導轉自觀察者網： <text:line-break/><text:a xlink:type="simple" xlink:href="https://www.guancha.cn/internation/2021_08_25_604437.shtml"><text:span text:style-name="T2">https://www.guancha.cn/internation/2021_08_25_604437.shtml</text:span></text:a><text:s/><text:line-break/><text:line-break/>巴巴多斯女總理回擊BBC記者：我們不是美國後花園 <text:line-break/><text:line-break/>巴巴多斯首位女總理米亞·莫特利（Mia motley）於本月初接受英媒BBC的專訪視頻，8月22日，在社交媒體推特上走紅了。面對英媒BBC「挖坑提問」，莫特利的巧妙回答引發了不少外國網友的稱讚。 <text:line-break/><text:line-break/>在採訪中，BBC主持人巴達維（Zeinab Badawi）先是提到了巴巴多斯與其他國家的關系，並聲稱加勒比地區「是美國的後院」。 <text:line-break/><text:line-break/>聽到這裡，莫特利及時插話糾正說，「我們傾向於說，加勒比海國家和美國在同一個社區裡」，不然這個形容容易給人錯誤的印像。 <text:line-break/><text:line-break/>巴達維隨即表示抱歉，不過她雖改口說「巴巴多斯和美國在同一個社區裡」，但又旁敲側擊稱「從古巴到美國最近的直線距離只有70公里，美國有7個駐軍基地在加勒比地區」。 <text:line-break/><text:line-break/>緊接著，巴達維接連提出了幾個與中國有關的問題，「為何巴巴多斯要如此迎合中國？為何與中國合作如此深入？這是要從一個超級大國投奔到另一個超級大國嗎？」 <text:line-break/><text:line-break/>莫特利對此直言，很遺憾，能這麼問的人是不了解巴巴多斯歷史的。巴巴多斯已經和中國建交44年了，「這是44年前的事了」。世界上任何一個國家都必須要和別國建立聯繫，而顯然中國是一個全球大國。 <text:line-break/><text:line-break/>莫特利還說，不僅是巴巴多斯，整個加勒比地區都向中國靠攏，該地區來自中國的投資在過去幾年裡增長了很多倍。 <text:line-break/><text:line-break/>「令人遺憾的是，如果你只關注加勒比海或非洲國家和中國的關係，卻不承認中國在歐洲和北大西洋國家所扮演的角色，這有點不真誠」， 莫特利表示，這也真正反應出「我們更多地被視為棋子，而不是平等的、能決定自己命運的國家」。 <text:line-break/><text:line-break/>這段專訪於本月稍早時候播出，但由於莫特利的巧妙回應近期又在推特上走紅。 <text:line-break/><text:line-break/>「完美回答」、「我喜歡這位總理」…… <text:line-break/><text:line-break/>2018年5月24日，巴巴多斯舉行大選，反對黨工黨贏得眾議院全部30個席位，以絕對優勢勝選上台，從政經驗豐富、做事風格果斷的該黨領袖莫特利出任該國歷史上首位女總理。 <text:line-break/><text:line-break/>還有外國網友表示，這就是所謂的西方心態，認為他們的價值觀和方式是唯一的。 <text:line-break/><text:line-break/>但「我們看到這在伊拉克、阿富汗、利比亞和其他國家都沒有奏效，他們試圖用自己的方式強加給我們，最終都失敗了」。 </text:p>
      <text:p text:style-name="P1">A hsin   |  2021.08.26 11:52   |   <text:a xlink:type="simple" xlink:href="http://palinfo.habago.org/Entry?Command=Information_PrintForum&amp;iPage=2#FORUM40918"><text:span text:style-name="T1">#</text:span></text:a></text:p>
      <text:p text:style-name="P2">其實很多藍綠支持者不知道的是，藍綠背後老闆是同一個，美國， <text:line-break/>無論藍綠再怎麼競爭，都不會影響到主子的核心利益， <text:line-break/>這也說明為何萊豬「藍當政綠反對，綠當政藍反對」， <text:line-break/>反中的意識形態都一樣，如果「綠是台獨，藍就是獨台」， <text:line-break/>軍購更是沒人敢反對。 <text:line-break/><text:line-break/>美國殖民台灣的方式，讓我想到一些老闆管理底下員工的方式， <text:line-break/>扶植弱的派系，打壓強的派系，故意讓底下有幾個派系競爭， <text:line-break/>如此一來派系之間會互相打小報告，互相爭寵搶資源， <text:line-break/>因為如果讓一個派系獨大，會變成地方惡霸，非常不好管理。</text:p>
      <text:p text:style-name="P1">許世勤   |  2021.08.26 09:09   |   <text:a xlink:type="simple" xlink:href="http://palinfo.habago.org/Entry?Command=Information_PrintForum&amp;iPage=2#FORUM40917"><text:span text:style-name="T1">#</text:span></text:a></text:p>
      <text:p text:style-name="P3">台灣的政治光譜看似對立，但藍綠民眾卻意外相似。 <text:line-break/><text:line-break/>民進黨支持者，基本上只要是「台灣人」當選，那就是「台灣人作主」、「台灣人出頭天」、「光復高雄」、我們有「民主自由」。國民黨支持者，十分緬懷國民黨威權時代，懷念十大建設，「那個時候我就不覺得我不自由」「那個時候我才不覺得國民黨有『不民主』」。可是遇上中國共產黨，即使戮力從公、為人民服務，真正做到民主的內涵，但是國民黨支持者就是認為對岸是「鐵幕」、「馬列走狗」。 <text:line-break/><text:line-break/>民進黨說國民黨「不民主」、「威權」、「吃台灣人夠夠」，國民黨說民進黨「民粹」、「綠共」、「納粹」、「法西斯」，當這兩個黨的支持者一起轉頭看向「中國」的時候，一股身為「台灣人」的優越感油然而生，「我們最幸福」。 <text:line-break/></text:p>
      <text:p text:style-name="P1">陳真   |  2021.08.26 03:30   |   <text:a xlink:type="simple" xlink:href="http://palinfo.habago.org/Entry?Command=Information_PrintForum&amp;iPage=2#FORUM40916"><text:span text:style-name="T1">#</text:span></text:a></text:p>
      <text:p text:style-name="P2">世上最大的騙局 <text:line-break/><text:line-break/>陳真 <text:line-break/><text:line-break/>2021. 08. 26. <text:line-break/><text:line-break/><text:line-break/>我看到文末這樣一篇文字，前面一大半寫得很對，看到後面卻昏倒！很離譜，真不敢相信我的眼睛。 <text:line-break/><text:line-break/>洗腦的力量真厲害，可以讓人完全無法意識到自己的荒唐與無知。這事實上也就是目前台灣甚至是世界的主要問題所在。不管藍綠都一樣，在某個重要意義上，只是九十九步笑百步的差別。兩者之差，不過一步之遙。 <text:line-break/><text:line-break/>這位作者，先是指控人渣黨的無法無天，細數各項無恥罪狀，寫得很好，充滿義憤，令人動容。但是，罵完人渣黨之後，居然說：如果再讓這個黨如此胡作非為下去，台灣將會變成像納粹像當今的中國一樣恐怖，民主自由全都沒了。 <text:line-break/><text:line-break/>很離譜吧！我這一科(精神科)每天都會遇到同樣的難題，臨床上慣稱為 "缺乏病識感"，大多數精神病人並不知道自己有病，你說他有病，他會說醫生你才有病；你叫他吃藥，他會說醫生你才需要吃藥。 <text:line-break/><text:line-break/>建立病識感是很艱難的，許多時候幾乎不可能。 <text:line-break/><text:line-break/>這位作者這樣一種敘述的荒唐就好像這樣：你罵小孩說，"死囝仔，你再不好好讀書，再這樣下去，你就完蛋了，你以後會變成比爾蓋茲，變成維根斯坦，書讀一半就輟學，到時候看你怎麼辦！？"。 <text:line-break/><text:line-break/>西方哲學的一個基本句型是："What do you mean by....?" 亦即: "當你說...時，你指的到底是什麼？" 病識感很難治療，但你若懷疑自己缺乏病識感，不妨在發表各種高見的同時，也順便問問自己這句話："當我說這樣那樣時，我到底是在說些什麼碗糕？" <text:line-break/><text:line-break/>過去一個世紀來，世上最大的騙局恐怕就是 "民主自由" 這四個字。我很想問問這些人，當你滿口民主自由，拿它來做為一種萬用指標的時候，你到底知不知道自己在說什麼？ <text:line-break/><text:line-break/>我不敢說我看過全世界，但是多少懂得一些西方主要國家，我從沒在西方社會看過、聽過或讀過什麼民主自由。 <text:line-break/><text:line-break/>這些話已經講過千百萬次，實在很懶得再說一次。每次講這東西總覺得很無奈，如此顯而易見的東西，你真的看不出來？ <text:line-break/><text:line-break/>美國和西方國家或北約每天在侵略它國，難道你以為他們的人民都同意嗎？當然不是。英國和美國聯手入侵伊拉克，大部份英國人是強烈反對的。侵略那一天，我看到他們連高中生都全部從學校課堂上衝出來大街上抗議，和鎮暴警察對峙，但是，英國照樣天天轟炸伊拉克。 <text:line-break/><text:line-break/>加泰隆尼亞尋求脫離西班牙獨立，五百多萬的人口，進行兩次公投，第一次是2014年，八成以上的人支持獨立。第二次是2017年，92% 的人贊成獨立。結果呢？獨立份子被抓起來，以叛亂罪打入黑牢。 <text:line-break/><text:line-break/>至於西方各國，包括美國、加拿大、法國、德國、英國、義大利及整個歐盟也紛紛表態支持西班牙政府，說他們捍衛了國家主權與領土，捍衛了民主同盟的完整性，捍衛了法治精神。 <text:line-break/><text:line-break/>歐洲議會議長痛罵加泰隆尼亞獨立公投，"違反法治原則，不會得到任何歐盟國家的支持"。歐盟委員會主席發表譴責說，"我們不願意看到歐洲更多的分裂了。我們不希望看到歐盟明天突然變成95個國家。" <text:line-break/><text:line-break/>總之，我從沒見過那些以 "捍衛民主自由" 為名、整天發動侵略戰爭的西方國家實行過什麼民主自由。我看到的全都是政府說了算。誰掌權，誰就是王。至於所謂選舉，不過就是在一丘之貉之間選來選去。 <text:line-break/><text:line-break/>特別是美國最為荒唐，始終以資本家、軍火商與政客家族的利益為最高考量，至於民意或人民的福祉根本就是個屁。相反地，我看過全世界最重視民意與人民福祇的惟一國家，毫無疑問就是中國。 <text:line-break/><text:line-break/>至於所謂自由，在西方國家更是管制得滴水不漏。除了呼吸，你的一舉一動基本上是被定義、被侷限、被嚴密管理的。在這一點上，中國在某種程度上也一樣，但比起西方，只有更鬆，沒有更緊。這也許是因為中國幅員遼闊，民族眾多，生活方式與文化各異，加上城鄉差距，管理上往往鞭長莫及。 <text:line-break/><text:line-break/>但是，西方社會社會結構嚴密，缺乏文化多元，同質性非常高，簡直就像同一家工廠生產來的產品；日常生活稍有不符規定，"國家" 馬上就會自動排除不符規定的 "不良品"。 <text:line-break/><text:line-break/>住在西方國家，你經常會有一種動輒得咎的無奈與深沉痛苦，非常悶，精神上行動上和言論上都非常不自由；一舉一動一言一行都被規訓與管制，連怎麼穿衣服上街都必須符合某種不成文的規定，連去自己的學校餐廳吃個飯，往往也會有所謂服裝規矩(dress code)。 <text:line-break/><text:line-break/>至於言論，更是層層控制，稍有疑慮，情治單位或管制言論的大財團就會把你給消音或列管，監聽你的每一通電話，查看你的每一封信。難道你不知道這就是西方國家的基本生活常態？在國家面前，人是完全透明的，音量大小更是完全被精密控制，一舉一動一言一行基本上都遭到監控。 <text:line-break/><text:line-break/>不要誤會，我並不反對監控與管制，我反對的是像西方國家那樣，完全就是為了極少數人的私利而進行滴水不漏的管控。相反地，我並不反對為了眾人利益而防止那些帶有明顯惡意與傷害的言論與行為；惟有如此，眾人的生活安全與權利才能確保。 <text:line-break/><text:line-break/>我要一再強調的是：全世界最重視民意與人民福祉的國家，毫無疑問就是中國。這才是民主應有的真正內涵不是嗎？民主怎麼會等同於投票呢？ <text:line-break/><text:line-break/>你在一家公司上班，或是在一間醫院工作，公司或院方的哪一個政策是會先來徵求你的同意的？公司或院方的哪一項決定是透過全體員工投票表決通過的？公司有所謂股東大會，你總不會說那個就是民主吧？如果你覺得一間公司或學校的整體發展應該考慮專業，應該集權，應該管理，為何更為複雜千萬倍的國家事務卻必須委由全民選出領導人才叫做民主？ <text:line-break/><text:line-break/>我相信，如果中研院搞民主，館長或什麼3Q哥很可能當選中研院院長，胡適絕不會是他們的對手。台灣社會幾乎每年都在選舉，你覺得有多少意義？政治人物愛怎麼幹就怎麼幹？別說萊豬或核食，現在強逼你施打高端黑心疫苗，你又能怎麼樣？ <text:line-break/><text:line-break/>人渣黨的問題並不在於它們傷害了什麼碗糕民主自由，而是在於他們傷害了法治與制度，傷害了基本是非與價值，更是傷害了人性，泯滅良知，藉著各種詐術撈錢奪權，把持國家機器做為一種斂財工具。這是一群應該被依法槍斃不知道幾百次幾千次的人渣歹徒，貪贓枉法，無法無天，無惡不作，無所不貪，為謀私利，不惜傷害整個社會。 <text:line-break/><text:line-break/>一個政府，就跟任何一家公司、醫院或學校一樣，重點在於它是否依法行事，是否貪婪腐敗，是否為非作歹，是否偷雞摸狗整天濫權搞錢，是否以公義與公眾利益為行事準則與目標，而不是在於它是否由全民選出董事長或校長、院長。以此一所謂 "民主自由" 來自欺欺人是很荒唐的，腦殘透了頂。 <text:line-break/><text:line-break/>這樣一種 "範疇式的" (categorical)無知與荒唐意味著什麼？意味著你不可能對人事物做出適當評價。當你在某個基礎上都會犯下這種本質性的錯誤時，你如何可能理解各種人事物應有的意義？ <text:line-break/><text:line-break/>也許你會說："好吧，下回四年後投給國民黨"。可是，先不說當媒體被掌控選不選得上，就算國民黨重返執政，你以為萊豬核食和黑心高端疫苗就不會來嗎？你以為就沒有幾兆台幣的扯爛污軍購及各種圖利洋人與政客的假計劃真撈錢嗎？ <text:line-break/><text:line-break/>美國才是這個島嶼的統治者，才是一切惡行的根源與發號施令者。但是，不管藍綠，非但不聲討美國，非但不視之為敵，反倒爭著當狗，搶著搖尾巴舔大腿，說它是什麼民主自由與人權的典範。 <text:line-break/><text:line-break/>世上確實有民主自與人權的典範，典範不遠，就在對岸。 <text:line-break/><text:line-break/>我知道腦殘人士一定又會說中國那麼好，為何不滾回中國？可是，台灣就是中國，只是此岸和彼岸的差別。此岸人渣橫行，無法無天，正常人的日子確實過得很痛苦。如果對岸始終都不來，早晚我還是會跨過海峽，求個清淨，求個海闊天空，更要給小孩一片乾淨的天，絕不接受仇中反華認賊作父的腦殘漢奸教育。 <text:line-break/><text:line-break/>============ <text:line-break/>工程師看政治 <text:line-break/><text:line-break/>2021年8月12日 <text:line-break/><text:line-break/>[ 疫苗、萊豬、公投、NCC，我們還剩下多少的民主與自由? ] <text:line-break/><text:line-break/>指揮中心宣佈，8/23起，疫苗只剩高端能打，而且將在8月底推出疫苗數位證明，屆時可能有很多場所及行業，會以這項證明作為通行的依據。也就是說，政府不但讓民眾沒有疫苗可以選擇，還設法讓不打高端的民眾，生活處處受限。 <text:line-break/><text:line-break/>事到如今，如果還有人相信黨不是在強迫民眾打高端，我也無話可說了。 <text:line-break/><text:line-break/>黨肆行獨裁，限縮民眾自由，疫苗也不是單一個案了，還記得萊豬嗎？至少六成五的民眾反對開放，但蔡英文一個行政命令，就邊界全開，蔡還拒絕去立法院報告，拒絕跟民意代表對話，國民黨"暫緩萊豬進口"的提案遭到封殺，民眾黨要求”源頭管理，明白標示”的電子連署達標，照樣被置之不理，整套決策過程沒有民主兩個字，到最後，民眾連看標示做選擇的權力都沒有。 <text:line-break/><text:line-break/>2018年，以核養綠公投通過，但黨的能源政策完全不變，繼續往八成火力發電的目標前進，無論我們如何呼籲，黨也不讓核一二廠正常發電，不讓核四正常啟用，不需要任何法令依據，就把核四燃料棒送走，未來每年2500億的發電成本還是無法拯救，藻礁恐怕也無法保留。<text:line-break/><text:line-break/>2019年，立法院在一天之內，就將公投脫勾大選，還維持總統級的通過門檻，黨不放行不在籍投票，連最簡單的移轉投票也不做，擺明了要拉高民眾的投票成本，降低投票意願，變相扼殺公投。 <text:line-break/><text:line-break/>可能很少人知道，其實同年還有三個公投提案被中選會封殺，分別是核電延役、核能減煤、數位國家公投，這些議題，不要說民主了，我們連公開辯論與投票的機會都沒有。 <text:line-break/><text:line-break/>另外，近年查水錶事件時有所聞，社維法濫訴案例激增，2019到2020年五月，與2018年相比，移送案件數量成長近20倍，雖然其中八成裁定不罰，但黨很明顯在利用濫訴，去嚇阻民眾與政敵，壓迫批評政府的言論。 <text:line-break/><text:line-break/>2020年，中天新聞被下架，2021年，中天綜合台申請製播新聞被駁回，現階段，只要不利於黨的新聞業者想開台，根本過不了NCC這一關。NCC權力極大，可以選擇對象，找理由連續開罰，甚至勒令關台，殺雞儆猴，被噤聲的新聞業者，又何止是中天而已。 <text:line-break/><text:line-break/>我們的自由與民主，一天一天在消逝，一點一滴在剝落，對黨的支持者來說，上述的事證夠不夠充份？如果還是不夠，那請問，情勢要爛到什麼程度，才能相信民主自由正在死亡？ <text:line-break/><text:line-break/>是不是要親眼見到元首下令，強迫我們吃有萊劑的豬，強迫用針把高端打進我們體內，沒收所有選票，統一所有媒體言論，每一句批評黨的話都算犯法的時候，才會發現大勢不妙，出來抗議？ <text:line-break/><text:line-break/>如果真的走到那個局面，抗議也沒有用了，到時我們就變成像上個世紀的納粹德國、或這個世紀的中國/北韓一樣的專制國家，那種狀況下，還想要回自由跟民主，不知道要耗費幾十年，耗費多少生命與財產，才討得回來。歷史的黑幕，總是走得比光明時期來得長久。 <text:line-break/><text:line-break/>當初希特勒全面控制德國思想，也不是一步到位，而是一天一天、一點一滴、有計劃、有組織、有步驟的，去完成他的目標，我們正在經歷非常相似的政治轉變，而且完成度愈來愈高，我們不是沒有前車之鑑，書上都有寫，歷史也都有教。 <text:line-break/><text:line-break/>但如果民眾不去看井外的世界、不去思考、不相信科學、不接受事實、不發聲抗議，只顧活在自己的小確幸裡，那麼下次看到溫水青蛙的時候，別嘲笑牠的愚蠢。 <text:line-break/><text:line-break/>我們與牠們，其實是同類。</text:p>
      <text:p text:style-name="P1">陳真   |  2021.08.25 17:49   |   <text:a xlink:type="simple" xlink:href="http://palinfo.habago.org/Entry?Command=Information_PrintForum&amp;iPage=2#FORUM40915"><text:span text:style-name="T1">#</text:span></text:a></text:p>
      <text:p text:style-name="P3">底下是剛寫的一封信。其實這類想法講過很多次了。對我來說，這東西具有無比的重要性。我並不排斥理解，我排斥的是某種理解的可能性。我不相信有一種理解可以不帶感情，沒有understanding without feeling 這種東西，也許就算是數學或邏輯也一樣。你不可能理解一種人事物，除非你對它有著某種適當的感覺或感受，你得先和它 "發生關係" 才行。 <text:line-break/><text:line-break/>比方說先前貼的阿桑吉這段視頻： <text:line-break/><text:line-break/><text:a xlink:type="simple" xlink:href="https://bit.ly/384YAxu"><text:span text:style-name="T2">https://bit.ly/384YAxu</text:span></text:a><text:s/><text:line-break/><text:line-break/>很短，內容其實也沒什麼，但我反覆看了很多遍，彷彿能看見很多我說不上來的東西，讓我深深感動，即便說不上來什麼東西感動了我；也許是某種眼神、態度和感覺，以及一些跟時間跟時代滄桑乃至跟我自己有關的東西。 <text:line-break/><text:line-break/>當我們被一團灑落地上的搖晃樹影所感動，難道不是因為它觸及了我們內心某種難以言喻的情感？樹葉的影子只是影子，哪來什麼故事情節可言？但它依然能讓我們愴然淚下。 <text:line-break/><text:line-break/>============== <text:line-break/>她(小可愛)的見解通常很無厘頭，因此需要很高的心領神會能力才能知道她在想什麼。我跟她已經到達心電感應的層次，所以大概都能知道各種東西對她的影響或理解方式，或者說感受方式。 <text:line-break/><text:line-break/>大人看故事聽故事，常以概念化方式去理解，小可愛或一般小孩卻不是訴諸理解(因為實際上任何故事並沒有什麼好理解，知識需要理解，故事不需要)，而是感受聲音、光線、表情、動作和景物乃至單純的時間消逝等等。小孩絕不會感受到什麼平等自由。 <text:line-break/><text:line-break/>在這個意義上，小孩其實是比較貼近故事本質的聽眾，而大人則往往只是一味說教。人的心智腦袋似乎越教育就越喪失應有的本性。我看這戲的海報廣告上打著平等自由的偉大字眼，其實何必？如果我們只是想"理解" 平等自由，何必來看戲？幾句話就講清楚了不是嗎？ <text:line-break/><text:line-break/>不過，我雖然懂得小可愛的心思，卻無法替她代言。因為小孩連表達都不是命題式(propositional)，沒有可理解的陳述，而只是感受。至於感受之類的東西，得由她自己來說了。 <text:line-break/><text:line-break/>上次看這戲，我就很想叫小可愛舉手站起來評一評戲，但她膽子小，總是羞於表達一己之感受。</text:p>
      <text:p text:style-name="P1">陳真   |  2021.08.21 03:22   |   <text:a xlink:type="simple" xlink:href="http://palinfo.habago.org/Entry?Command=Information_PrintForum&amp;iPage=2#FORUM40914"><text:span text:style-name="T1">#</text:span></text:a></text:p>
      <text:p text:style-name="P2">阿桑吉與阿富汗和伊拉克 <text:line-break/><text:line-break/>陳真 <text:line-break/><text:line-break/>2021. 08. 21. <text:line-break/><text:line-break/><text:line-break/>這裏有一段 10年前(2011年) 的視頻，阿桑吉對於美國侵略阿富汗的談話： <text:line-break/><text:line-break/><text:a xlink:type="simple" xlink:href="https://bit.ly/384YAxu"><text:span text:style-name="T2">https://bit.ly/384YAxu</text:span></text:a><text:s/><text:line-break/><text:line-break/>"Because the goal is not to completely subjugate Afghanistan. The goal is to use Afghanistan to wash money out of the tax bases of the United States, out of the tax bases of European countries through Afghanistan and back into the hands of the transnational security elite. That is the goal. I mean the goal is to have an endless war not a successful war." (Julian Assange, 2011)<text:line-break/><text:line-break/>他說：美國侵略阿富汗的 "目標並非要完全征服阿富汗，而是利用阿富汗，從美國和歐洲一些國家的稅基中來洗錢，然後再把這些錢交回給跨國安全菁英手中。也就是說，美國的目的就是要打一場無休止的戰爭，而非取得勝利。" <text:line-break/><text:line-break/>2010年3月15日，美軍反情報機構發表了一份措詞嚴厲的報告，並公佈上網，點名阿桑吉及其創立的維基解密對於美國國家安全的重大威脅。兩周後，維基解密公佈了一段美軍任意屠殺平民的影片，裏頭包括兩名路透社的記者。影片中，美軍甚至再三追擊傷者。真實而殘酷的屠殺平民影像，震驚世人。 <text:line-break/><text:line-break/>美國對此很憤怒，揚言追緝阿桑吉，當時擔任國務卿的希拉蕊在內部高層會議中，提議用無人機狙殺阿桑吉。三個月後，也就是2010年的七月，阿桑吉召開記者會，透過數家媒體，公布九萬多份的阿富汗戰爭密件，時間從2004到2010年： <text:line-break/><text:line-break/><text:a xlink:type="simple" xlink:href="https://www.wikileaks.org/wiki/Afghan_War_Diary,_2004-2010"><text:span text:style-name="T2">https://www.wikileaks.org/wiki/Afghan_War_Diary,_2004-2010</text:span></text:a><text:s/><text:line-break/><text:line-break/>阿桑吉說，這些文件揭露了戰爭的本質。他說，密件內容包括各種無差別的任意屠殺，例如一些平民百姓只是剛好出現在美軍經過的路途中，便遭到殺害；美軍甚至使用AC-130空中砲艇，一口氣殺害181人，寧可錯殺一百，絕不放過一個。 <text:line-break/><text:line-break/>阿桑吉指出，這樣一些屠殺案例，並非個別事件，而是政策上的集體作為；特別是當狙殺目標出現時，不論對方的周圍有多少平民，不論他們在辦婚禮或是在菜市場買菜還是搭公車，不論其中有多少婦女和小孩，一概殲滅。美軍習慣於把這樣一種 "寧可錯殺一百，絕不放過一個" 的攻擊政策稱呼為"附帶傷害" (collateral damage)。 <text:line-break/><text:line-break/>對於那些離美軍靠得太近，或是看起來 "可疑" 的人員與車輛，也往往會遭到攻擊，其中包括娃娃車與救護車，甚至由背後攻擊那些根本只是尋常百姓的人群與車輛。 <text:line-break/><text:line-break/>攻擊救護車還不夠，美軍並多次攻擊醫療站甚至醫院，例如2015年10月，鎖定 "無國界醫生組織" (MSF)在阿富汗的一家醫院發動攻擊，殺害數十名醫護人員，上百名病患傷亡。美國官方一開始宣稱是因為醫院附近有恐怖份子，"不小心" 炸到醫院，但 "無國界醫生組織" 發佈各項證據證實美軍事實上是針對醫院進行精準攻擊，把整個醫院炸成廢墟，做為一種警告與懲罰： <text:line-break/><text:line-break/><text:a xlink:type="simple" xlink:href="https://bit.ly/3z598ZJ"><text:span text:style-name="T2">https://bit.ly/3z598ZJ</text:span></text:a><text:s/><text:line-break/><text:line-break/>類似的惡行，不勝枚舉。美國人的心態是這樣：不允許你救助傷者，因為裏頭可能就有美國的 "敵人"；救助 "敵人" 者，即便傷者明明只是平民百姓，同樣也會因此招來攻擊，視為敵人同夥。 <text:line-break/><text:line-break/>此外，阿桑吉還指出，那九萬多份的阿富汗戰爭密件中，清楚地記載各種暗殺部隊，一如美軍之慣例，每侵略一處，上級便開立暗殺名單或逮捕名單，交由暗殺部隊或標記有特殊代號之特種部隊執行；橫行阿富汗街頭，濫殺無辜。 <text:line-break/><text:line-break/>2010年10月，維基解密又公佈了四十多萬份的侵略伊拉克戰爭檔案。阿桑吉以"大屠殺" 來形容美軍在伊拉克之所作所為。 <text:line-break/><text:line-break/>阿桑吉說，大量的死亡也許只是一個數字，但是，透過公佈這些機密文件，裏頭所記載的，將不僅僅只是一些數字，而是對死者的具體描述，包括在何時何地死去。他說，這些曾經沒沒無聞的人，他們的死彷彿也因此而取得了意義，其遭遇也將從此為世人所知。 <text:line-break/><text:line-break/>2010年11月，維基解密表示手上仍有三百多萬份密件等待整理，準備公佈。幾天後，美國透過施壓各國，並捏造罪名，全球通緝阿桑吉。12月，阿桑吉被英國逮捕。從此不見天日。 </text:p>
      <text:p text:style-name="P1">馨尹   |  2021.08.20 16:29   |   <text:a xlink:type="simple" xlink:href="http://palinfo.habago.org/Entry?Command=Information_PrintForum&amp;iPage=2#FORUM40913"><text:span text:style-name="T1">#</text:span></text:a></text:p>
      <text:p text:style-name="P3">好觀點很多，好品味的人稀少 <text:line-break/><text:line-break/>Nathan Rich <text:line-break/>This is why I fight international interventionism. This used to be a normal concept in my country. Today, it's a fringe viewpoint. <text:line-break/><text:a xlink:type="simple" xlink:href="https://youtu.be/s9ZmuztX9uk"><text:span text:style-name="T2">https://youtu.be/s9ZmuztX9uk</text:span></text:a><text:s/><text:line-break/><text:line-break/>繼返校之後，人渣黨另一部洗腦大片...斯卡羅 <text:line-break/><text:line-break/>迷失在官方史觀中的細膩史詩～高金素梅2021.8.18 <text:line-break/><text:a xlink:type="simple" xlink:href="https://youtu.be/dD5xotxpywk"><text:span text:style-name="T2">https://youtu.be/dD5xotxpywk</text:span></text:a><text:span text:style-name="T2"><text:s/></text:span></text:p>
      <text:p text:style-name="P1">陳真   |  2021.08.20 15:37   |   <text:a xlink:type="simple" xlink:href="http://palinfo.habago.org/Entry?Command=Information_PrintForum&amp;iPage=2#FORUM40912"><text:span text:style-name="T1">#</text:span></text:a></text:p>
      <text:p text:style-name="P2">巴勒網言論政策採中央空調，自由度首屈一指，基本上百無禁忌，只有一條天條。天條之前，六親不認。 <text:line-break/><text:line-break/>不過，一些很明顯的腦殘言論或是幻想題材，實在沒必要浪費網路空間（你知道巴勒網的網路費用有多貴嗎？），浪費大家的時間，畢竟講一句傻話很容易，澄清一句傻話卻需要千百倍的時間和精力。 <text:line-break/><text:line-break/>例如什麼新冠病毒不存在，揭發什麼美國FDA的文件已經證實病毒不存在等等，真是笨到不可思議。有一些東西應該只是國中生物學的程度不是嗎？難道我們要從國一教起嗎？ <text:line-break/><text:line-break/>無知無所謂，但是無知卻又言之鑿鑿，繪聲繪影，這就走到溝通的盡頭了。這類溝通，套句吾友柏楊先生的話叫做夾纏。 <text:line-break/><text:line-break/>面對這類幻想型的胡扯瞎掰，最好的方式就是根本不予理會或直接刪除，因為你不可能進入一個毫無議論基礎可言的幻想中去進行議論，那只會製造更多的幻想和爭議，從而使得一切議論失去它應有的價值。 <text:line-break/><text:line-break/>不論島內外，許多時候，陰謀論或幻想論，恰恰就是一種模糊焦點的手段，真真假假，亦真似假，製造爭議，夾纏不休，讓人們以為事物並無真相，並無正確或良善的一方，一切都好可疑，凡事只是相對而無本質，從而削弱人事物應有的正當性嚴肅性與是非善惡的基本價值。 <text:line-break/></text:p>
      <text:p text:style-name="P1">1975年生的歐千嘉   |  2021.08.20 09:04   |   <text:a xlink:type="simple" xlink:href="http://palinfo.habago.org/Entry?Command=Information_PrintForum&amp;iPage=2#FORUM40911"><text:span text:style-name="T1">#</text:span></text:a></text:p>
      <text:p text:style-name="P3">最後一次在《紀念若雪巴勒斯坦資訊網》訪客留言板打擾，以後絕對不會來留言了。 <text:line-break/><text:line-break/>我1975年生的歐千嘉 在2021年5月25日 22:28分 <text:line-break/><text:line-break/>第一次在這裏留言，有關我對「林宅血案」兇手是誰的看法。那時就已經因為看法不同，讓這裏的主持人「陳真」醫師感到不悅。 <text:line-break/><text:line-break/>我認為不是蔣經國下令、或是在蔣經國沒直接下令，底下的國民黨特務揣摩上意製造「林宅血案」。國民黨正藍軍再怎麼獨裁，也不至於笨到這種程度，殘殺「林義雄」無辜老母、幼女，做出這種有害自己黨在台灣永續執政的蠢事。我認為比較可能是美國 CIA，目的是要製造慘案，激起台灣人的深層受害意識與歷史悲情感，扶植一個比國民黨還聽話的政黨民進黨，讓 deep state 的手直接進入台灣控制政治，美麗島事件，加上林宅血案，完美配合，讓蔣經國不得不交出政權。 <text:line-break/><text:line-break/>我提出不同想法，我堅持我的想法，我並沒有說我的想法一定就是「真相」。 <text:line-break/><text:line-break/><text:line-break/>2021年5月25日當時，留言內容有一件事我說錯了，必須更正。 <text:line-break/>___________________________________________________________________________ <text:line-break/><text:line-break/>【更正如下】 <text:line-break/>去參加林志昇「台灣民政府」法理建國老鼠會活動的，不是「刺蔣案」的「黃文雄」，而是「刺蔣案」的「鄭自才」，所以我記憶裏看到「傅雲欽」在 facebook「建國廣場」的文章，我是記錯了，「傅雲欽」是批判「鄭自才」。 <text:line-break/><text:line-break/>不過，雖然我記錯，不妨礙我的懷疑論，就是我懷疑，「刺蔣案」這些刺客，不論是黃文雄、鄭自才，他們行刺蔣經國的真實目的不是為了「台獨理想」，而是美國 Big Brother 要給蔣氏政權警告，目的是要蔣氏政權「配合、就範」一些美國的政策。 <text:line-break/><text:line-break/><text:line-break/>傅雲欽全文連結放在 facebook「建國廣場」。 <text:line-break/><text:line-break/>從「台灣民政府」講師到「台澎黨」黨主席，鄭自才晚節不保！ <text:line-break/>◎ 傅雲欽 2019.05.08 <text:line-break/><text:line-break/><text:a xlink:type="simple" xlink:href="https://www.facebook.com/taiwan9/posts/10157164158961870"><text:span text:style-name="T2">https://www.facebook.com/taiwan9/posts/10157164158961870</text:span></text:a><text:s/><text:line-break/><text:line-break/>___________________________________________________________________________ <text:line-break/>《紀念若雪巴勒斯坦資訊網》訪客留言板 <text:line-break/>2021年5月25日 22:28分 <text:line-break/><text:line-break/>【原留言內容】 <text:line-break/><text:line-break/><text:a xlink:type="simple" xlink:href="https://www.facebook.com/courage.tw/posts/3659270547484325"><text:span text:style-name="T2">https://www.facebook.com/courage.tw/posts/3659270547484325</text:span></text:a><text:s/><text:line-break/>Courage Tw 說：黃文雄、黃文雄、黃文雄…？？？ <text:line-break/>我有看過「傅雲欽」寫的文章，說「刺蔣案」的「黃文雄」有去參加「台灣民政府」的法理建國老鼠會的活動。 <text:line-break/>我懷疑「黃文雄」刺蔣不是為了「台獨」，而是美國人叫唆「黃文雄」去刺蔣，可能是為了要逼蔣經國「配合、就範」一些美國的政策，是一種警告。 <text:line-break/><text:line-break/>(Courage Tw 是我1975年生的歐千嘉的 facebook 網名) </text:p>
      <text:p text:style-name="P1">陳真   |  2021.08.20 03:56   |   <text:a xlink:type="simple" xlink:href="http://palinfo.habago.org/Entry?Command=Information_PrintForum&amp;iPage=2#FORUM40910"><text:span text:style-name="T1">#</text:span></text:a></text:p>
      <text:p text:style-name="P2">我在某個影片上 (現在找不到那影片)看到阿富汗機場逃難群眾中，有些大人還帶著小孩。那些年紀約莫小學三、四年級或更小的小孩，匆促地跟著大人逃難，看了心裏特別難過。 <text:line-break/><text:line-break/>難民們追著飛機跑，甚至企圖以肉身阻擋，卻遭輾斃，或是被美軍開槍擊斃，也有數人從高空飛機上掉落。昨天，拜登接受專訪，被問及此事，他竟然憤怒地說 "這是四天前的事了"，幹嘛還提。 <text:line-break/><text:line-break/>美國之血腥與邪惡，姑且不提。國際時事與歷史如果曾經教給我什麼，那就是國家強大極其重要，是一切議題的根本，否則我們都會成為西方列強姦殺擄掠的對象。 <text:line-break/><text:line-break/>許多時候，真的很希望洋人社會有朝一日也能嚐一嚐他們百年來不斷加諸於他人的痛苦。洋人是這麼一種嬌生慣養的個性：平常一點點小小的不適(例如要他戴個口罩)就哭爸哭母哇哇叫。我常感納悶，他們到底能不能體會他們長年加諸於他人乃是億萬倍以上的痛苦與傷害；動不動就是幾百萬人的屠殺，動不動就是製造幾千萬的難民。 <text:line-break/><text:line-break/>光是一個恨字，無法表達我的內心。但我很慶幸，隨著祖國的強大，這些撒旦為非作歹的日子總算快要走到盡頭。 <text:line-break/><text:line-break/>陳真 <text:line-break/><text:line-break/>2021. 08. 20. <text:line-break/><text:line-break/>================ <text:line-break/>被問阿富汗人摔下逃難機 拜登秒怒:4天前的事了 <text:line-break/><text:line-break/>TVBS新聞 <text:line-break/><text:line-break/>2021年8月19日 <text:line-break/><text:line-break/>=============== <text:line-break/>阿富汗難民肉身擋美軍機起飛　至少「7人遭輾壓」空中落地摔死 <text:line-break/><text:line-break/>文／中央社華盛頓／喀布爾16日綜合外電報導 <text:line-break/><text:line-break/>今天這座機場有數千名阿富汗人急欲離境，結果釀成死亡悲劇。部分人在一架美國軍事運輸機起飛時試圖阻攔以登機，結果至少有7人遭到輾壓或在軍機離地後摔落致死。</text:p>
      <text:p text:style-name="P1">陳真   |  2021.08.20 02:20   |   <text:a xlink:type="simple" xlink:href="http://palinfo.habago.org/Entry?Command=Information_PrintForum&amp;iPage=3#FORUM40909"><text:span text:style-name="T1">#</text:span></text:a></text:p>
      <text:p text:style-name="P2">清輝and千嘉同學， <text:line-break/><text:line-break/>這算是國中生物學吧？病毒分離培養的方法當然不會只有一種啊。因為不只一種，所以病毒不存在？篩檢新冠病毒不是依靠病毒培養的方式來診斷(那不是很危險嗎？一般實驗室哪有可能做？)，所以新冠病毒不存在？疫情剛發生時，還沒馬上分離出病毒，所以新冠病毒不存在？真不知道你們在想什麼。 <text:line-break/><text:line-break/>中美合作研發出其實不存在的新冠病毒，以欺騙世人打疫苗來做人體實驗？純屬虛構的新冠病毒長眼睛，不是在「很難都更的地區」爆發，要不就是在「長照機構」？上市公司7-11員工都沒有人感染covid-19 病毒，「顯然是上市公司大老闆們與政府早就談好的」？ <text:line-break/><text:line-break/>我們一家四口及左鄰右舍整條街也都沒有人感染啊，特別是我更厲害，每天接觸上百個病人，身陷險境，一兩年來卻連打個噴嚏也沒有，所以我顯然是CIA臥底，其實早就獲得解藥？ <text:line-break/><text:line-break/>這種智慧，真是令人難以企及。醒醒吧。別信那些笑死人的鬼話。這類鬼扯蛋，下回我就直接刪了。</text:p>
      <text:p text:style-name="P1">陳真   |  2021.08.20 01:55   |   <text:a xlink:type="simple" xlink:href="http://palinfo.habago.org/Entry?Command=Information_PrintForum&amp;iPage=3#FORUM40908"><text:span text:style-name="T1">#</text:span></text:a></text:p>
      <text:p text:style-name="P3">給某位朋友，一路順風。 <text:line-break/><text:line-break/>對不起，剛剛才看到信。很可惜沒能見上面。</text:p>
      <text:p text:style-name="P1">怡靜   |  2021.08.20 00:40   |   <text:a xlink:type="simple" xlink:href="http://palinfo.habago.org/Entry?Command=Information_PrintForum&amp;iPage=3#FORUM40907"><text:span text:style-name="T1">#</text:span></text:a></text:p>
      <text:p text:style-name="P2">前幾天在觀察者網看到的，把它轉成繁體字方便大家閱讀，可以連過去看圖文。 <text:line-break/>作者劉興詩已經九十多歲了。一位讀者說，孩子在邊上寫作業，我讓他停下來，特地讀了一遍給他聽，讀到難過處，淚流滿面，哽咽不止，孩子知道難過，但還不能共情，我希望他記住這段歷史， <text:line-break/><text:line-break/>＝＝＝＝＝＝ <text:line-break/><text:line-break/>https://www.guancha.cn/LiuXingShi/2021_08_16_603064.shtml <text:line-break/><text:line-break/>劉興詩：抗戰勝利那天，想起逃難路上爬著喊媽媽的小女孩 <text:line-break/><text:line-break/>劉興詩 <text:line-break/>成都理工大學地質學教授，科普作家 <text:line-break/><text:line-break/><text:line-break/>74年前（本文作於2019年）的8月15日，抗戰勝利那一天，印象很深刻，還記得清清楚楚。 <text:line-break/><text:line-break/>那時候，我在重慶，剛剛14歲，是南開中學初二三組的學生。當時正是暑假，天氣熱得要命。在磁器口附近的詹家溪家的附近，和幾個小夥伴一起玩。 <text:line-break/><text:line-break/>記不清的不知是上午，還是中午。我們在山坡上，忽然聽見下面人聲嘈雜，有人劈里啪啦放起了鞭炮。跑過去一看，才知道日本投降了！ <text:line-break/><text:line-break/>我們這里是工廠，工人們全跑了出來不上班，商店也不做生意了！ <text:line-break/><text:line-break/>有人搬出了收音機。不停播放著“中央廣播電台，XGOY……” <text:line-break/><text:line-break/>這個“XGOY”就是這個電台的國際編號，總是隨著台名播放的。電台反覆播放的就是日本投降的消息，大家不由不相信。 <text:line-break/><text:line-break/>點擊查看大圖 <text:line-break/><text:line-break/>1945年9月2日，日本投降儀式在東京灣“密蘇里”號戰列艦上舉行。圖為日本陸軍參謀總長梅津美治郎（前排右）在日本投降書上簽字。新華社發 <text:line-break/><text:line-break/>遠遠近近的工廠汽笛尖聲響個不停，人們高興得又跳又喊，不管認識不認識，互相擁抱祝賀，簡直像發瘋了一樣。 <text:line-break/><text:line-break/>這時候，許多人向車站跑去，爬上各種各樣的的公共汽車、卡車…… <text:line-break/><text:line-break/>不要車票了，一車又一車，直往城里開去。車上的人高聲歡唱，有的人緊緊抱在一起就在車上蹦蹦跳，只差吧唧吧唧親吻了。把汽車弄得東偏西倒，同樣瘋狂的司機也不制止一下。沿途到處都是人，好像所有的人都出來了，把本來就不寬的路擠得滿滿的。司機使勁撳喇叭，不是叫大家讓路，而是表示慶祝和高興的心情。 <text:line-break/><text:line-break/>經過磁器口附近的時候，遠遠嘉陵江上的小輪船也拉起了汽笛。一路上的鞭炮聲，鑼鼓聲響個不停。我親眼看見，有人拿著洗臉盆也使勁敲打，似乎打破了也不心疼。 <text:line-break/><text:line-break/>一路上到處揮舞著中國國旗和同盟國的旗幟，也不知道這些旗子是從哪兒冒出來的。如果這時候有德意日軸心國的旗幟，必定扔在地上撕得粉碎。 <text:line-break/><text:line-break/>汽車開得很慢很慢，經過沙坪壩的時候，我們幾個孩子跳下來。我引著他們直往南開中學跑去，想尋找和我一樣返校的同學。在那一片亂哄哄里，當然一個也沒有找到。 <text:line-break/><text:line-break/>我們沒有進學校，卷進了一股人流，在沙坪壩的街上又叫又喊轉了一圈，然後又轉身趕到另一個方向的小龍坎。所有的人都在笑、在蹦跳、在使勁喊叫，似乎全城的人都出來了。有一股股人流往這邊走，另一股股人流又往左邊走，把本來就很狹窄的路面塞得滿滿的。大家一身都是勁，不知道究竟要到哪兒去。 <text:line-break/><text:line-break/>一路上，兩邊的商店全都大大敞開，沒有一個人進去。我瞧見一個小雜貨店的店老板，站在路邊高舉著雙手來回揮舞。像是在笑，卻癟著嘴巴，滿面淚水，嘴里呢呢喃喃像是對過路的群眾，也像是對自己說：“勝利了！勝利了！回家了！回家了！都不要了，都不要了……” <text:line-break/><text:line-break/>她的太太，一個身材瘦弱的矮小女人，也滿臉是眼淚和笑容，從店里拿出一包又一包東西，直往過路人的懷里硬塞，嘴里用細細的江浙口音說：“拿去吧！拿去吧！明天大家都要回老家了……” <text:line-break/><text:line-break/>我們走到小龍坎的十字路口，那邊豫豐紗廠的女工也湧出來了。身上還穿著工裝，頭上戴著緊緊包住頭發的帽子，滿身都是亂七八糟的棉花絲，完全不管好看不好看了。從另一個方向擠進來，也統統湧進了歡呼的隊伍。 <text:line-break/><text:line-break/>這時候，有報紙派人散發傳單。不要錢，高高撒在空中，大家爭著搶。我搶到了一張，豎排五個大字：“日本投降了”，其他幾行小字，簡單的新聞。別的報社都很遠，可能是就近李子壩《大公報》發的。這張傳單我珍藏了21年，文革抄家被視為“反革命罪證”，才被沒收抄走。如果保留下來，也是文物了。 <text:line-break/><text:line-break/>在這個擁擠的十字路口，有的要經過臨江的土灣、化龍橋、李子壩一條路繼續進城。有人喊一聲：“到傷兵醫院去！” <text:line-break/><text:line-break/>我們幾個緊緊挨靠在一起，轉了一個方向，朝向高灘巖那邊的醫院，一路上唱著抗戰歌曲，呼喊著口號，直朝那邊去了。趕到醫院門口的時候，那邊早就擠滿了人，唱著歌、呼喊著口號向受傷的戰士致敬。也不知哪里來的那麽多鮮花和水果，各種各樣的禮品，一齊送到了醫院門口。 <text:line-break/><text:line-break/>那邊有一些白衣服的醫生護士，也高興得直跳。可是卻牽著手阻擋無休無盡的人群湧進醫院，不停解釋說：“重傷的戰士需要休息。” <text:line-break/><text:line-break/>這句話鼓動了一些人，一起站在門外，臨時組成一道人墻，希望大家不要都擠進去，影響一些傷兵的治療和休息。 <text:line-break/><text:line-break/>話雖然這樣說，還是有一些湧進去了，擡出一些包裹著雪白紗布和缺胳膊少腿的傷兵。大家把他們高高擡起來，有的就騎在脖子上，接受大家的致敬。 <text:line-break/><text:line-break/>我親眼瞧見一個年紀不大的傷兵，露出孩子似的面孔，跟著大家喊口號。另一個年紀大一些的傷兵，滿臉都是眼淚，已經低頭哭不成聲。嘴里只反覆不停念叨著幾個字：“弟兄們、弟兄們……”， <text:line-break/><text:line-break/>他是在懷念犧牲的戰友，想把勝利的消息告訴他們吧？ <text:line-break/><text:line-break/>這一天，我和幾個夥伴不知是怎麽過去的。在擁擠的人群里，手挽得緊緊的，深怕被擠散了不好回家。 <text:line-break/><text:line-break/>我們就這麽發瘋一樣又喊又叫，又蹦又跳走了大半天，這才想起還沒有吃飯喝水，應該回家了。 <text:line-break/><text:line-break/>點擊查看大圖 <text:line-break/><text:line-break/>重慶慶祝抗戰勝利的遊行隊伍。（資料圖片）新華社發 <text:line-break/><text:line-break/>我們又累又餓，也不知道是怎麽回家的，天色已經晚了。回到家里，不消說受到爸爸媽媽一陣責怪，不過倒也沒有過多數說。爸爸只是催促我趕快吃飯，趕到城里去。 <text:line-break/><text:line-break/>兩個弟弟太小，被媽媽關在家里。我就這樣跟著爸爸跳上汽車，又一次直朝城里趕去。一路上到處都是人。我們的汽車上也爬上來一些不認識的人，不知費了多大的勁，好不容易才進了城。 <text:line-break/><text:line-break/>街上的人太太多，汽車已經不能再往前開。爸爸緊緊抓住我，用盡了氣力才擠進了市中心的精神堡壘廣場（就是今天的解放碑廣場），只見一片黑壓壓的人頭，只聽見如雷震耳的歡呼聲。 <text:line-break/><text:line-break/>這時候，天完全黑了，只能依靠周圍的燈光，才能看清楚情景。 <text:line-break/><text:line-break/>人頭，到處都是人頭。 <text:line-break/><text:line-break/>這好像是一片人的海洋。大家擠來擠去，就像是搖來擺去的洶湧波浪。多虧爸爸緊緊拽住我，才沒有被擠得倒下去或者失散。 <text:line-break/><text:line-break/>這時候有一股股探照燈似的巨大雪亮光束，在人的海洋上掃來掃去。有人說，這是“中電”在拍記錄電影。 <text:line-break/><text:line-break/>在亮光中，我忽然看見了一面太極八卦的韓國國旗。韓國流亡政府就在附近，我經常往大梁子（當時的一條街名）經過的時候，在今天的鄒容路右邊的一個小巷口，瞧見過這個旗子。 <text:line-break/><text:line-break/>雪亮的光束掃來掃去，我還看見幾個飛虎隊員被人群擡起來，又拋上天…… <text:line-break/><text:line-break/>這一夜，我們在這里停留了很久。人實在太多了，想退出來也不可能。就這麽直到下半夜，幾乎完全撐不住的時候，爸爸才把我硬拖出來，找到汽車回了家。 <text:line-break/><text:line-break/>勝利了！八年苦戰終於勝利了！ <text:line-break/><text:line-break/>甭管是不是慘勝，我們終於勝利了！ <text:line-break/><text:line-break/>我們怎麽不雀躍歡呼？怎麽不高聲呼喊？ <text:line-break/><text:line-break/>這一天，永世難忘！！！ <text:line-break/><text:line-break/>扳著手指算，我跟隨家里在南京陷落前，隨著難民潮逃亡出來，也有許多年了。一路上，喪失人性的敵機，對著我們手無寸鐵的難民船追趕，機槍子彈打得甲板當當響。 <text:line-break/><text:line-break/>不分日夜、無休無止，慘無人道的大轟炸。一顆顆炸彈在頭頂爆炸的時候，臨時挖掘的防空洞里，沙石顆粒不住往下撒落。轟炸過後，出了防空洞，一片廢墟是火光。那個仇恨，說也說不完。 <text:line-break/><text:line-break/>欺負我們的空軍打光了。敵機那麽猖狂。有一天，我放學回家的路上，經過磁器口的山坡上。親眼看見一隊敵機，大搖大擺排成縱隊，一架跟著一架低飛俯沖下來瞄準投彈轟炸。飛得那麽低，機翼上的紅膏藥標記那麽可憎。連鬼子飛行員頭上，不知是白色裹頭布，還是白色飛行帽都看得清清楚楚。我氣得扔掉書包，撿一塊石頭就打。盡管打不著，也出了一口惡氣。 <text:line-break/><text:line-break/>我寫了一本《抗戰難童流浪記》，從南京大屠殺，一直寫到抗戰勝利這一天，完全是真實的材料。因為我自己和七高八矮，站起來高矮不齊的同學們，就是從四面八方逃亡的真正“抗戰難童”。 <text:line-break/><text:line-break/>為什麽高矮不齊？我們不是留級的差生。而是許多孩子一路逃亡，敵人在屁股後面緊緊追趕，沒有地方可以讀書呀！ <text:line-break/><text:line-break/>唉，拜托大家看一下這本書，就知道當時的許多真實情況了。 <text:line-break/><text:line-break/>點擊查看大圖 <text:line-break/><text:line-break/>抗日時期逃亡的難民（資料圖） <text:line-break/><text:line-break/>有一個同學吳昌寧，南京城破的時候只有4歲，跟著媽媽逃出來。汽車打壞了，只有走路。沿途全是難民，敵機呼嘯著一群群追趕掃射，多虧我們一支小部隊在後面死死頂住，才沒有追殺過來。不知道這個部隊的番號，也是好樣的。 <text:line-break/><text:line-break/>他告訴我，一路上都是死傷的難民和拋棄的孩子。不僅在狹窄的路上，兩邊的水田和山坡，漫山遍野都是難民。 <text:line-break/><text:line-break/>南京大屠殺絕對不止30萬。喪失人性的敵人過了鎮江就開始一路殺過去了。南京陷落後，還在一路追殺，怎麽才只有30萬？我們就是真實的證人。 <text:line-break/><text:line-break/>他親眼看見一個小妹妹，滿臉是泥土和淚水，好像一只流浪貓一樣在地上爬。邊爬邊哭喊媽媽。媽媽就在前面，想回轉身子去抱這個孩子，被兩邊的人死死拉住，對她說：“這個孩子不能要了。你還有幾個孩子，多一個包袱，大家都得死。” <text:line-break/><text:line-break/>這個小妹妹估計剛剛會走路，就這麽沒有了。如果還健在話，今天也是80多歲的老奶奶，兒孫滿堂，有幸福的晚年。 <text:line-break/><text:line-break/>唉，這個可憐的小妹妹，就這樣沒有了。 <text:line-break/><text:line-break/>吳昌寧嚇壞了，緊緊拉住媽媽，懇求說：“我能走路，不要扔掉我。”就這麽咬著牙，一直走到安徽蕪湖才搭上一只船。 <text:line-break/><text:line-break/>是呀，那時候能夠走路就是活路，否則只有死路一條。對那麽小的孩子，多麽殘酷！ <text:line-break/><text:line-break/>點擊查看大圖 <text:line-break/><text:line-break/>這張照片就是通常被稱為“中國娃娃”（Chinese Baby）的照片。拍攝於1937年8月28日被日軍狂轟濫炸摧毀的上海南站 <text:line-break/><text:line-break/>想一想，吳昌寧當時4歲，不過是幼兒園中班的孩子。叫今天同齡的孩子試一試，在那麽恐怖的情況下，能夠這樣走這麽遠嗎？ <text:line-break/><text:line-break/>今天的孩子們太幸福了，應該珍惜這樣的幸福，好好學習，報效自己的祖國，長大成為建設者。這也是當時我們那一代，最大的願望就是長大了當兵上戰場。小學五年級，我拉著三個同學結拜兄弟，誓詞是“以身報國，永不後悔！” <text:line-break/><text:line-break/>新中國建立後，作為新中國第一批大學生，我堅決選擇最危險、最艱苦的地質專業的原因。我們是衣衫襤褸的“爬山匠”，我們是光榮的地質隊員。我們從不羨慕榮華富貴，不是紈絝子弟，我們只有自己的理想。就像那支歌一樣，“是那山谷的風，吹動了我們的紅旗。是那狂暴的雨洗刷了我們的帳篷……”報國豈止在沙場，是不是？ <text:line-break/><text:line-break/>還有一個同學，從南京經過長沙、桂林，步行逃難，八千里路雲和月呀！湘桂大撤退的時候，跟著媽媽一路逃跑到大後方。一雙腳走得腫起來，好像是透亮的皮球。不能穿鞋了，媽媽把鞋幫剪掉，只留下鞋底，用一根草繩子綁起來。碎石路上走一步，紮心疼。就這麽一步步走到重慶。請問，我們一個班可能一樣的年紀嗎？ <text:line-break/><text:line-break/>抗戰勝利後，吳昌寧回到南京。後來分別74年，最後在波士頓做教授。好不容易才托人輾轉找到我，他已經癌癥晚期。原本相約今年暑假在波士頓見最後一面。想不到雙方一切準備好了，突然接到他的女兒電話，已經一下子去世了。我聽見消息，一下子怔得發呆了。 <text:line-break/><text:line-break/>天呀！天呀！怎麽這樣殘酷無情。讓我在他的病榻前，最後一次握手的機會也不給。 <text:line-break/><text:line-break/>吳昌寧親口告訴我，寫有他逃難故事的《抗戰難童流浪記》，他一心一意想看一下，只能焚化在他的墓前，永遠不能閱讀了。 <text:line-break/><text:line-break/>這就是我們一代抗戰難童的遭遇。 <text:line-break/><text:line-break/>我們的前一代，真正戰鬥的一代已經不存在了。如果我們這一代再不說出來，那一段歷史就會完全消失。 <text:line-break/><text:line-break/>這句句都是真實的，面對血染的民族歷史，不敢有半句戲說，好像今天的抗日神劇。 <text:line-break/><text:line-break/>否則，怎麽對得住犧牲的先民？ </text:p>
      <text:p text:style-name="P1">張清輝   |  2021.08.19 23:16   |   <text:a xlink:type="simple" xlink:href="http://palinfo.habago.org/Entry?Command=Information_PrintForum&amp;iPage=3#FORUM40906"><text:span text:style-name="T1">#</text:span></text:a></text:p>
      <text:p text:style-name="P3">Cov-19三篇有趣的文件： <text:line-break/><text:line-break/>一、 <text:line-break/><text:a xlink:type="simple" xlink:href="https://www.ncbi.nlm.nih.gov/pmc/articles/PMC6988269/#!po=71.6216"><text:span text:style-name="T2">https://www.ncbi.nlm.nih.gov/pmc/articles/PMC6988269/#!po=71.6216</text:span></text:a><text:s/><text:line-break/><text:line-break/>《Detection of 2019 novel coronavirus (2019-nCoV) by real-time RT-PCR》 <text:line-break/>（部分摘録） <text:line-break/>「In the present case of 2019-nCoV, virus isolates or samples from infected patients have so far not become available to the international public health community. We report here on the establishment and validation of a diagnostic workflow for 2019-nCoV screening and specific confirmation, designed in absence of available virus isolates or original patient specimens. Design and validation were enabled by the close genetic relatedness to the 2003 SARS-CoV, and aided by the use of synthetic nucleic acid technology.」 <text:line-break/><text:line-break/>二、 <text:line-break/><text:a xlink:type="simple" xlink:href="https://www.fda.gov/media/134922/download"><text:span text:style-name="T2">https://www.fda.gov/media/134922/download</text:span></text:a><text:s/><text:line-break/><text:line-break/>《<text:a xlink:type="simple" xlink:href="https://www.fda.gov/media/134922/download"><text:span text:style-name="T2">https://www.fda.gov/media/134922/download</text:span></text:a>》 <text:line-break/>（第40頁部分） <text:line-break/>「The analytical sensitivity of the rRT-PCR assays contained in the CDC 2019 Novel Coronavirus (2019- nCoV) Real-Time RT-PCR Diagnostic Panel were determined in Limit of Detection studies. Since no quantified virus isolates of the 2019-nCoV were available for CDC use at the time the test was developed and this study conducted, ⋯⋯」 <text:line-break/><text:line-break/>三、 <text:line-break/><text:span text:style-name="T2">https://www.drrobertyoung.com/post/cdc-now-admits-no-gold-standard-for-the-isolation-for-any-virus?cid=a3f68e09-9a4c-4eb4-87f0-338b9e400bc9&amp;;utm_campaign=4ced834f-05c3-4822-aeb2-7ba9c495c8b7&amp;;utm_medium=mail&amp;;utm_source=so </text:span><text:line-break/><text:line-break/>《CDC NOW Admits NO 'Gold Standard' for the Isolation for ANY Virus!》 <text:line-break/><text:line-break/>******** <text:line-break/>最後歡迎上網連署，見證台灣技術是世界一流的： <text:line-break/>簽署請願 索取台灣SARS-CoV2完整病毒株樣本與完整核酸序列，請上網連署，網頁如下： <text:line-break/><text:line-break/><text:a xlink:type="simple" xlink:href="https://www.thepetitionsite.com/671/180/692/%E7%B4%A2%E5%8F%96%E5%8F%B0%E7%81%A3sars-cov2%E5%AE%8C%E6%95%B4%E7%97%85%E6%AF%92%E6%A0%AA%E6%A8%A3%E6%9C%AC%E8%88%87%E5%AE%8C%E6%95%B4%E6%A0%B8%E9%85%B8%E5%BA%8F%E5%88%97%EF%BC%8C%E8%AB%8B%E6%9F%A5%E7%85%A7%E3%80%82/?fbclid=IwAR2nUxt4obS-X31mWALHNn-DfrAwlUxo4YYVHi0i666CMriW-qfVpiO454A"><text:span text:style-name="T2">https://www.thepetitionsite.com/671/180/692/%E7%B4%A2%E5%8F%96%E5%8F%B0%E7%81%A3sars-cov2%E5%AE%8C%E6%95%B4%E7%97%85%E6%AF%92%E6%A0%AA%E6%A8%A3%E6%9C%AC%E8%88%87%E5%AE%8C%E6%95%B4%E6%A0%B8%E9%85%B8%E5%BA%8F%E5%88%97%EF%BC%8C%E8%AB%8B%E6%9F%A5%E7%85%A7%E3%80%82/?fbclid=IwAR2nUxt4obS-X31mWALHNn-DfrAwlUxo4YYVHi0i666CMriW-qfVpiO454A</text:span></text:a><text:s/></text:p>
      <text:p text:style-name="P1">許世勤   |  2021.08.19 11:03   |   <text:a xlink:type="simple" xlink:href="http://palinfo.habago.org/Entry?Command=Information_PrintForum&amp;iPage=3#FORUM40905"><text:span text:style-name="T1">#</text:span></text:a></text:p>
      <text:p text:style-name="P2">SARS-CoV-2的序列早就已經出來了，如果沒有分離出病毒，要怎麼定序？ <text:line-break/><text:line-break/>如果沒有病毒序列，那要怎麼設計引子進行檢測？難道全世界篩檢是在篩假的？我們在期刊上看到的結果都在騙人？全世界的科學家正在進行一場全球聯合的詐欺行動？ <text:line-break/><text:line-break/>網路上經常有一些所謂的「大師」，一知半解、似懂非懂，甚至把「科幻」當成科技、科學，最後誤導大眾。一些毫無根據的陰謀論，已經超脫邏輯的範疇，找不到事實卻把毫不相干的事實生搬硬套，這可能需要擁有理解四維空間的智慧才能明白了。</text:p>
      <text:p text:style-name="P1">jackie   |  2021.08.19 10:21   |   <text:a xlink:type="simple" xlink:href="http://palinfo.habago.org/Entry?Command=Information_PrintForum&amp;#FORUM40904"><text:span text:style-name="T1">#</text:span></text:a></text:p>
      <text:p text:style-name="P2">以下是李偉平教授的看法： <text:line-break/><text:line-break/>莫德納疫苗怎樣在注射部位造成磁力？ <text:line-break/><text:a xlink:type="simple" xlink:href="https://reurl.cc/vqM2E1"><text:span text:style-name="T2">https://reurl.cc/vqM2E1</text:span></text:a><text:s/><text:line-break/><text:line-break/>帶電荷的脂質只要在脂質膜兩側形成正負電荷分離就會產生靜電場與靜磁場。疫苗不可能偷加任何東西，任何異常成分都逃不過LC/GC-MASS⋯ <text:line-break/><text:line-break/>人體產生靜電場與靜磁場的道理十分簡單，就是正負離子隔著脂質膜的兩側發生分離的效應。奈米脂粒也不是甚麼神奇的東西，就是Lipid而已，與細胞膜上的Lipid碰撞發生重組，瞬間出現正負離子隔著脂質膜的兩側發生分離。 <text:line-break/></text:p>
      <text:p text:style-name="P1">林凱西   |  2021.08.19 09:25   |   <text:a xlink:type="simple" xlink:href="http://palinfo.habago.org/Entry?Command=Information_PrintForum&amp;#FORUM40903"><text:span text:style-name="T1">#</text:span></text:a></text:p>
      <text:p text:style-name="P3">To 1975年生的歐千嘉 <text:line-break/>你講的王大師，我已追蹤他的臉書很久了， <text:line-break/>但我沒有完全相信他說的話， <text:line-break/>有些話，我基本上是覺得鬼扯，他預測的套路，也沒有完全正確呀， <text:line-break/>他直播時間每場將近2小時，我這種俗人鎮日忙於工作、家務， <text:line-break/>根本沒有時間聽他鬼扯，就算他有講出一個什麼道理來，我也聽不到，索性不聽最乾脆 <text:line-break/></text:p>
      <text:p text:style-name="P1">許世勤   |  2021.08.19 09:19   |   <text:a xlink:type="simple" xlink:href="http://palinfo.habago.org/Entry?Command=Information_PrintForum&amp;#FORUM40902"><text:span text:style-name="T1">#</text:span></text:a></text:p>
      <text:p text:style-name="P2">大陸疫情剛爆發，官方還不能具體確認病原的時候，西方國家卻彷彿「先知」，在具體證據出來之前竟然「超前布署」，似乎已經知道這個疾病是怎麼回事。正當各項研究還在進行的時候，Trump跟歐洲議會的不知道哪個蛋頭竟然說，他們有「情報」指出這株病毒不會讓白種人發病，流行只會發生在中國大陸，西方媒體及台媒並且極盡一切嘲諷之能事嘲笑中國對疫情的努力。甚至台灣方面「舉國」上下，有如在辦周年慶一樣，各種梗圖、嘲諷、PTT，好不歡樂，當時我對這種情況痛恨至極、咬牙切齒。 <text:line-break/><text:line-break/>結果好景不常，這支病毒竟然反撲，西方開始發病了。台灣則在每天「+0」，大喊「Taiwan Can Help」，「我ok，你先戴」。台灣價值滿天飛，民進黨根本是人類的燈塔，民族的救星。當時基因定序的結果，發現西方流行的病毒株竟比中國流行的還要「原始」。怎麼？爆發地的病毒竟然比「被擴散」地的病毒還年輕？那時候的新聞，甚至是美國民眾，因此對Fort Detrick發出一片質疑聲浪，但是後來卻一夕之間突然消音了，因為這些都是misinformation。記得就是那個時候，以美國為首，開始宣稱要打擊所謂的「假新聞」。如果不是中國外交部再次提出對Fort Detrick的質疑，Google基本已經搜尋不到當初任何有關質疑Fort Detrick的文章。現在即便搜尋了，主要也是環球時報對Fort Detrick的質疑，西方人即使看到，也只會認為是中國的詭辯。西方對媒體的控制，基本可以讓民眾無法認清事物的座標與時間軸，彷彿時空發生扭曲，這種思想控制根本出神入化。 <text:line-break/><text:line-break/>最近我身邊的一部分人要打高端，基本分兩類。一類是不得不打，因為沒有疫苗施打證明的黃卡，未來工作、求職都極為不便。另一類就是打從心底「愛台灣」，要「相挺」，但他們的學歷其實不低。有時候我對這種本土意識實在是說不出的痛恨，明擺在眼前你就是被賣了，他們卻無所謂，因為台灣「南波萬」。過去我最討厭聽到「愛台灣」，阿扁時期最流行的一句話，但難道本質不應該是要愛人、愛物、愛人類所共有的價值嗎？說這句話就好像渣男對女人說「我愛妳」一樣，彷彿台灣是自己的禁臠與私產，有如狗在護食。現在的流行語是「台灣價值」，接下來會是什麼？反正這個法西斯人渣黨，會不斷創造各種新的詞彙。</text:p>
      <text:p text:style-name="P1">陳真   |  2021.08.18 20:38   |   <text:a xlink:type="simple" xlink:href="http://palinfo.habago.org/Entry?Command=Information_PrintForum&amp;iPage=1#FORUM40901"><text:span text:style-name="T1">#</text:span></text:a></text:p>
      <text:p text:style-name="P2">生物武器：一個更陰暗的未來(17)：打開裝滿蛆蟲的罐子 <text:line-break/><text:line-break/>陳真 <text:line-break/><text:line-break/>2021. 08. 18. <text:line-break/><text:line-break/><text:line-break/><text:line-break/>謝謝從輔提供外交部記者會的文字稿，我做了點摘錄，見文末。 <text:line-break/><text:line-break/>祖國真的好客氣，美國釋放新冠病毒如此高度嫌疑之事，幾乎可以說毫無疑義了，卻還講得如此委婉。祖國的嚴謹自持與可信任，由此可見一斑；一說一，二說二，從不打誑語。 <text:line-break/><text:line-break/>反倒是美國，明明是自己幹的醜事惡事，竟然還能每天義正辭嚴地栽贓抹黑中國。西方國家的品性，真的令人不敢領教，沒有人性，沒有一絲廉恥，無惡不作，毫無道德底限。 <text:line-break/><text:line-break/>你看美軍撤離阿富汗，許多阿富汗人在機場企圖逃難，美軍開槍打死了好幾人，架設槍支，瞄準民眾。更可悲的是，許多群眾攀爬美軍飛機艙外，飛機居然照飛不誤，完全不把人命當一回事，好幾位阿富汗人於是就從高空墜落，摔成肉醬。那些沒掉下來的，高空嚴寒，還能活嗎？ <text:line-break/><text:line-break/>很多人說美軍狼狽撤離，但我看不出哪一點狼狽？美國人向來不就是這樣幹的嗎？他不是狼狽，而是狠毒無情；搞完這裏搞那裏，四處攻城掠地姦殺擄掠，這就是美國立國以來的一貫對外政策與作風，他哪會在乎什麼人命傷亡？哪會在乎流離失所？就算是美國人的命，他也不會在乎。美國這個國家的權力結構本質，根本不需要去在乎人命，更不用說什麼民意了。 <text:line-break/><text:line-break/>今天，如果是中國這樣幹，如果是中國去侵略屠殺佔領與掠奪其他國家，整天奸殺擄掠，無惡不作，卻說是為了捍衛人權，捍衛民主自由，然後惡搞了二十幾年，把別人的國家搞成滿目瘡痍，搞成人間煉獄，殺害上百萬條人命，製造數百萬人傷亡及上千萬難民，然後拍拍屁股走人，轉換侵略對象，並且撤離時居然對著難民開槍，居然讓爬滿群眾的飛機照樣起飛，把一堆人摔成肉醬，然後繼續說他四處侵略屠殺的目的乃是為了捍衛人權與民主自由。今天如果是中國這樣幹，人們會怎麼罵？ <text:line-break/><text:line-break/>但是，不管西方國家如何邪惡醜陋，不管如何泯滅人性，不管如何撒謊造謠抹黑，人們卻根本無所謂。這樣一種基本道德感的集體淪喪與扭曲，恐怕才是當今世上最大的一個根本問題。 <text:line-break/><text:line-break/>我特別厭惡島內那些綠油油的西方走狗，依附權勢，睜眼瞎話，滿口民主自由與人權的讀書人，這些人根本就是徹頭徹尾的人渣，完全就是眛著良心睜眼說瞎話。 <text:line-break/><text:line-break/>我認識學界醫界一大堆這樣的人渣，我希望，他們為何不去照照鏡子，看看自己的嘴臉，難道不覺得齷齪可恥？對得起自己的子女，對得起自己的親友，對得起自己的良心嗎？昧著良心為虎作倀，傷害忠良，就為了給自己圖點私利，搞個前途功名，這樣你就滿足了嗎？不覺得自己很齷齪嗎？ <text:line-break/><text:line-break/>若是真的無知，我倒還能忍受，但你不該如此無恥，不該昧著良心去支持類似像人渣黨那樣惡性重大的邪惡骯髒貪污政黨，整天無惡不作，無所不貪，不擇手段危害台灣社會以謀私利。 <text:line-break/><text:line-break/>若是真的無知，我倒還能忍受，但你不該如此無恥。我不相信一個識字的人會連這樣一種明明白白的基本是非都分不清！面對重大惡行，不但無所謂，而且還大力支持；但是，面對良善的一方，明明至善，卻反而千方百計栽贓抹黑造謠。 <text:line-break/><text:line-break/>回到華春瑩的記者會。去年1月23日，剛好帶小孩去大陸玩，竟然剛好遇到封城，上午兒童樂園還人山人海，下午瞬間人去樓空，連市內交通都停頓。 <text:line-break/><text:line-break/>一家三口被困在旅館。幾天後，回到台灣，當時我也根本沒想到會是美國釋放生化武器病毒。但是，疫情才爆發不到幾天，美國方面居然就開始抹黑了，抹黑的對象之一是石正麗，抹黑的根據就是華春瑩所提到的那篇文章： <text:line-break/><text:line-break/><text:a xlink:type="simple" xlink:href="https://www.nature.com/articles/nm.3985"><text:span text:style-name="T2">https://www.nature.com/articles/nm.3985</text:span></text:a><text:s/><text:line-break/><text:line-break/>這類冠狀病毒研究的主要關鍵人物之一，就是這位大名鼎鼎的巴裏克( Ralph Steven Baric)。 <text:line-break/><text:line-break/>我當時(2020年2月6日)寫了篇文章反駁說，媒體提到美國從2013年就暫停這類高風險病毒研究，這完全就是睜眼說瞎話，與事實正好相反。 <text:line-break/><text:line-break/>事實上，美國從20年前小布希上台後就公開表明將不再理會 "禁止生化武器公約"，開始瘋狂研發，一再解除各項生化研究禁令，並由軍方最高等級的生化武器單位帶頭，瘋狂加碼進行如何增強病毒毒性及傳播力的研究。 <text:line-break/><text:line-break/>至於抹黑報導所提到的那篇登於《Nature》的論文，15位作者之中，有12位是美國人，1位瑞士人，2位華人。這12位美國人之中，有10位是美國北卡羅萊納大學，一位是美國FDA，一位是哈佛。如果真要追究，應該要追究美國才對，特別是應該追究犯罪嫌疑最大的德特里克堡生物實驗室。 <text:line-break/><text:line-break/>去年(2020年) 4月28日，在我的 "生物武器：一個更陰暗的未來(15)" 中： <text:line-break/><text:line-break/><text:a xlink:type="simple" xlink:href="https://bit.ly/2XDHMMt"><text:span text:style-name="T2">https://bit.ly/2XDHMMt</text:span></text:a><text:s/><text:line-break/><text:line-break/>引述Peter Law 提到 Baric 所屬的北卡羅萊納大學Chapel Hill分校 (簡稱UNC) 在新冠病毒研究上的重要角色，以及它和德特裏克堡（Fort Detrick）的密切合作關係。 <text:line-break/><text:line-break/>疫情爆發一年多來，事實上已經有無數的旁證，在在指向事故頻傳的德特里克堡和Baric 教授所負責的北卡羅萊納大學生物實驗室，這不是什麼陰謀論，而且正好相反，任何一個稍微有點正常理性與認知能力的人，如果他真的願意好好閱讀一下這些資料，豈有可能不得出與我同樣的結論？那就是新冠病毒極有可能就是美國所釋放的生物武器。 <text:line-break/><text:line-break/>如果你不是得出這樣的結論，那意味著你相信這裏頭有著千百個巧合，剛好全都湊巧地碰在一起。有可能嗎？我們對事物的理性認知方式是這樣子的嗎？ <text:line-break/><text:line-break/>底下是這兩天外交部例行記者會的部份文字稿，強烈建議一讀。 <text:line-break/><text:line-break/>================== <text:line-break/>2021年8月16日中國外交部發言人華春瑩主持例行記者會 <text:line-break/><text:line-break/><text:a xlink:type="simple" xlink:href="https://bit.ly/2XyOtPM"><text:span text:style-name="T3">https://bit.ly/2XyOtPM</text:span></text:a><text:span text:style-name="T2"><text:s/></text:span><text:line-break/><text:line-break/>摘要如下： <text:line-break/><text:line-break/>香港中評社記者： <text:line-break/>據《華盛頓郵報》報導，世衛組織秘書處新冠肺炎溯源專家、中國—世衛組織聯合專家組外方組長安巴雷克，近期接受丹麥媒體採訪期間表示，不排除中國的實驗室工作人員在進行蝙蝠病毒研究過程中，可能感染病毒並帶出實驗室的可能性。溯源報告中 “實驗室泄漏” 假設 “極不可能” 的措辭並不意味著“不可能”，只是“不太可能”。中方對此有何評論？ <text:line-break/><text:line-break/>華春瑩： <text:line-break/>你提到的這篇《華盛頓郵報》報導內容是假新聞。我注意到安巴雷克先生已向《華盛頓郵報》表示，他接受採訪時的表態，由丹麥語譯為英文時出現了錯誤。世衛組織發言人也稱存在翻譯錯誤。 <text:line-break/><text:line-break/>有關媒體將他的話斷章取義放在網上，曲解了他的觀點。安巴雷克作為溯源聯合專家組組長，始終維護中國—世衛組織新冠病毒溯源聯合研究報告。 <text:line-break/><text:line-break/>在外交部13日舉辦的新冠病毒溯源問題駐華使節吹風會上，中科院武漢國家生物安全實驗室主任袁志明，已經再次就所謂 “實驗室泄漏” 論作出了回應。他強調有關新冠病毒是由武漢病毒所“製造”或“洩漏”的說法，都是無中生有的，完全不符合客觀事實，也不符合學術界共識。 <text:line-break/><text:line-break/>中國—世衛組織新冠病毒溯源聯合研究報告的形成，完全遵循世衛組織程式，採取了科學方法，已經被證明是一份有價值的、權威的、經得起科學檢驗、經得起歷史檢驗的報告。這份報告理應成為全球溯源工作的基礎和指南，任何企圖推翻或者歪曲聯合研究報告結論的做法，都是政治操弄，也是對全球科學家和科學的不尊重。 <text:line-break/><text:line-break/>新華社記者： <text:line-break/>據報導，美國“停止仇恨亞太裔”組織12日發佈報告稱，自2020年3月19日至2021年6月30日，該組織共記錄9081起仇恨亞裔事件，表示美種族主義和仇外心理只有增強沒有減弱。如美官員繼續視中國人為新冠疫情蔓延的替罪羊，情況只會更糟糕。中方對此有何評論？ <text:line-break/><text:line-break/>華春瑩： <text:line-break/>我也注意到有關報告，對亞太裔在美國的境遇表示關注和同情。在疫情之下，美國人民的生命健康權得不到有效保障，新冠病毒感染和死亡病例數不斷攀升。面對這種嚴峻形勢，美方一些政客採取的對策不是救人，而是甩鍋。從美國上一屆政府喊出“中國病毒”，到本屆政府公開動用情報機構大搞針對武漢實驗室的有罪推定式調查，美國的一些政客們一直試圖通過在全世界散佈汙名化言論，給中國 “定罪”，為自己“推責”。 <text:line-break/><text:line-break/>然而，美方的這種 “良策” 非但沒能拯救自己，反而給了病毒更多可乘之機。美方甩鍋推責的做法更加劇了亞裔在美國社會中遭受歧視、欺淩乃至仇恨、攻擊的狀況，使得本就十分嚴重的種族歧視問題雪上加霜，其他少數族裔也無法倖免。 <text:line-break/><text:line-break/>一場疫情，暴露出美方一些政客的無德無能，加劇了美國社會的撕裂與動蕩，而承受痛苦和損失的卻是美國廣大的普通民眾。 <text:line-break/><text:line-break/>我們奉勸美方的這些政客，認真聆聽來自包括少數族裔在內的美國民眾的訴求和呐喊，停止將政治私利置於人民生命健康之上，停止把政治操弄淩駕於科學研究之上。這不僅是應對疫情的起碼要求，也是人類良知的底線所在。 <text:line-break/><text:line-break/>《環球時報》記者： <text:line-break/>近日，媒體曝光了越來越多美國在溯源問題上令人疑惑不解的地方，比如對要求調查德特裏克堡的呼聲始終沒有回應。近日，媒體曝光的德特裏克堡衛星照片顯示，自2020年3月至今年8月期間，也就是新冠肺炎疫情在美國肆虐之時，德特裏克堡基地卻大興土木，開墾了新的建築用地並有建築物移動的明顯痕迹。俄羅斯國際事務理事會主任等人都表示，美國情報界鼓動溯源調查的終極目的就是轉移對美抗疫不力的注意並歸咎於中國，這在本質上是錯誤的。請問中方對此有何評論？ <text:line-break/><text:line-break/>華春瑩： <text:line-break/>上周五，外交部副部長馬朝旭主持召開新冠病毒溯源問題使節吹風會，160多位駐華使節和國際組織代表以線上線下相結合的方式出席。馬朝旭副部長全面闡述了中方在溯源問題上的立場主張和最新工作進展，強調中方始終支援並將繼續參加科學溯源，但堅決反對政治溯源。 <text:line-break/><text:line-break/>中國和世界各國一樣，都是疫情受害者，都希望儘快找到病毒源頭，阻斷疫情傳播。但是溯源工作不能“燈下黑”，不能人為設置盲區，更不能出於政治目的搞惡意栽贓和有罪推定，這也正是國際社會的廣泛共識。 <text:line-break/><text:line-break/>我注意到，很多媒體都在為溯源工作積極提供各種線索，其中《環球時報》梳理的一些事實線索很有價值，我請我同事準備了PPT，與大家分享： <text:line-break/><text:line-break/>素有 “冠狀病毒獵手”之稱的美國北卡羅來納大學教授巴裏克和他的病毒改造技術： <text:line-break/><text:line-break/>根據北卡羅來納大學校辦媒體報導，巴裏克教授對冠狀病毒進行了“數十年”的研究工作，有關工作直接與治療冠狀病毒感染的藥物與疫苗有關。 <text:line-break/><text:line-break/>據美國《麻省理工科技評論》雜誌報導，巴裏克教授掌握一種通過“反向遺傳技術”能改造乃至“增強”冠狀病毒的技術。憑藉該項技術，他不僅可以依據冠狀病毒的基因片段培育出活生生的病毒，還可以改造冠狀病毒的基因，創造出新的冠狀病毒。 <text:line-break/><text:line-break/>2003年，一篇巴裏克參與發表的論文展示了這種技術的威力，成功復活了一個非典SARS病毒。後來，巴裏克教授等人還就這一成果申請了專利，並於2007年獲得批准，專利代號為US7279327B2。 <text:line-break/><text:line-break/>這項獨特的病毒技術，令巴裏克教授成為美國最頂尖的冠狀病毒專家，他憑藉該技術在全世界搜集各種冠狀病毒的樣本進行研究。比如在2013年，當中國武漢病毒所科學家石正麗和她的團隊從雲南的蝙蝠洞裏獲得幾種冠狀病毒的基因後，巴裏克教授主動找到石正麗，希望獲得這些冠狀病毒的樣本進行研究。 <text:line-break/><text:line-break/>石正麗非常慷慨地把自己的發現分享給了巴裏克，巴則在美國實驗室裏用他的病毒改造技術造出了一種全新的、可以感染人類的冠狀病毒。這項研究中，病毒改造和小鼠感染實驗均在北卡羅來納大學開展，所構建的嵌合病毒並沒有提供給石正麗團隊。這一研究結果2015年發佈在了國際學術期刊《自然》雜誌上。 <text:line-break/><text:line-break/>特別值得注意的是，儘管幾乎所有科學家都說，被人為改造過的病毒可能會留有痕迹，但巴裏克教授2020年9月接受一家義大利媒體採訪時表示，他可以做到人為改造病毒卻“不留痕迹”。 <text:line-break/><text:line-break/>巴裏克教授與德特裏克堡內從事高危病毒和冠狀病毒研究的兩家研究機構---美國陸軍傳染病醫學研究院和美國國家傳染病和過敏症研究所下屬的“綜合研究設施”，都有密切聯繫。 <text:line-break/><text:line-break/>大量科研論文顯示，巴裏克曾與美國陸軍傳染病醫學研究院進行過不少涉及冠狀病毒的研究。一篇2006年的論文顯示，他們曾就非典肺炎開展過科研合作。 <text:line-break/><text:line-break/>美國軍方2021年的一篇文章顯示，巴裏克今年4月應邀給美國陸軍傳染病醫學研究院作講座，內容就是關於冠狀病毒的研究。 <text:line-break/><text:line-break/>而德特裏克堡“綜合研究設施”的一位副主任Lisa Hensley，是巴裏克的學生。 <text:line-break/><text:line-break/>一篇2014年發佈在《抗菌物和化學療法（Antimicrob Agents Chemother）》期刊上的、涉及高危冠狀病毒（MERS即“中東呼吸綜合徵”）的論文，就來自於這兩個德堡機構的合作。這樣的合作還有很多。 <text:line-break/><text:line-break/>而巴裏克教授擁有的那些豐富的冠狀病毒“資源”以及改造和創造冠狀病毒的“技術”，也就通過這些合作和人脈，被廣泛運用在德特裏克堡內。 <text:line-break/><text:line-break/>比如2018年美國《自然》雜誌上的一篇論文就顯示，來自德堡“綜合研究設施”的一位名叫Lisa Torzewski的研究人員和巴裏克合作，用被修改了基因的MERS病毒感染了猴子。 <text:line-break/><text:line-break/>德特裏克堡的美國陸軍傳染病醫學研究院和“綜合研究設施”都有著差勁的實驗室安全記錄。美國《弗雷德裏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美國NBC新聞網下屬的地方媒體WKYC在2016年7月的一篇報道顯示，“綜合研究設施”的實驗室在2015年發生過一次涉及埃博拉病毒的安全事故。 <text:line-break/><text:line-break/>很多人知道，美國陸軍傳染病醫學研究院在2019年秋季新冠疫情爆發前夕，曾發生過嚴重的安全事故，一度被美國疾控中心叫停。 <text:line-break/><text:line-break/>據《弗雷特裏克新聞郵報》2019年11月23日報導，除了被媒體廣泛報導的實驗室廢水處理系統存在問題，該研究院的兩個從事高危病毒研究的實驗室，也被發現存在嚴重安全隱患，沒有按照規定做好防護工作。 <text:line-break/><text:line-break/>而巴裏克在北卡羅來納的實驗室，也存在許多安全問題。北卡羅來納大學的相關年報和美國媒體ProPublica都有詳細的報導。 <text:line-break/><text:line-break/>通過上述大量有據可查且來自美國主流媒體的資訊，我想至少可以得出兩個結論： <text:line-break/><text:line-break/>第一，巴裏克和他危險的冠狀病毒改造技術，正被廣泛應用在美國德特裏克堡內的美國陸軍傳染病醫學研究院和“綜合研究設施”這兩個軍方和官方病毒實驗室的科研專案之中。 <text:line-break/><text:line-break/>第二，應用這些危險病毒技術的美國陸軍傳染病醫學研究院和“綜合研究設施”，以及巴裏克自己在北卡羅來納的實驗室，都有不良的安全記錄，而且都直接涉及從事最危險病毒研究的BSL-4實驗室。而根據2020年9月義大利媒體對巴裏克的採訪，巴裏克教授自己表示他改造冠狀病毒可以不留痕迹。 <text:line-break/><text:line-break/>還有幾點：比如說，美國在2019年新冠疫情爆發之前，曾出現過一輪神秘的、大規模的“電子煙肺病”。通過諸如《柳葉刀》等國際主流學術期刊和媒體文章可以發現，這種病症和後來的新冠肺炎是非常“相似”的。 <text:line-break/><text:line-break/>另外值得注意的是，曾有之前應對過武漢新冠疫情的中國權威專家，在查閱了60篇涉及美國“電子煙肺病”病例的研究論文，對其中142位電子煙肺病患者的250張肺部影像圖片、臨床資訊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而美國社交媒體上有大量發佈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今年6月，美國《華盛頓郵報》一名與美國情報部門關係緊密的記者，曾撰文宣稱美國國會懷疑2019年的武漢軍運會期間是新冠肺炎開始傳播的時間，因為有從軍運會回來的西方國家運動員稱自己得了疑似新冠肺炎的病。 <text:line-break/><text:line-break/>英國有媒體也稱，當時有參賽的法國運動員表示自己得了“奇怪”的病。所以，美國參加軍運會的5名患病人員的病例是關鍵線索。 <text:line-break/><text:line-break/>面對這些事實和線索，真正關心病毒溯源的人一定會支援基於事實，本著科學和理性的態度來對真相進行徹底調查，不放過任何蛛絲馬迹。 <text:line-break/><text:line-break/>但是，令人非常不解的是，美國官方和媒體極其反常地對自身存在的種種疑點和疑問保持緘默，對超過2500萬中國民眾聯署要求調查德特裏克堡實驗室的呼籲置若罔聞，對國際社會越來越多呼籲要在世界各地多點多地開展溯源調查的呼聲裝聾作啞，反而死盯死咬中國，在沒有任何事實依據的情況下，不停編造各種謊言謠言來污蔑攻擊中國，甚至公開動用情報機構力量，企圖對中國開展有罪推定式的調查。 <text:line-break/><text:line-break/>這種欲蓋彌彰式的做法，不僅讓人聯想到剛才這位記者提問中提到的剛剛曝光的德特裏克堡衛星圖片顯示，去年3月到今年8月德特裏克堡內有建築物移動和改造的明顯痕迹，也讓人不禁聯想到今年6月，美國《名利場》雜誌披露，美國國務院前代理助理國務卿表示，國務院內部有人警告不要對新冠病毒起源進行調查，否則可能 "打開裝滿蛆蟲的罐子”。人們不禁要問：美國到底在隱瞞什麽？ <text:line-break/><text:line-break/>如果美方真的執念於“實驗室洩漏論”，那麽就請美方像中方一樣大大方方、坦坦蕩蕩地邀請國際專家去美國開展兩次溯源研究，到時候自然就會得出結論。</text:p>
      <text:p text:style-name="P1">陳真   |  2021.08.18 18:43   |   <text:a xlink:type="simple" xlink:href="http://palinfo.habago.org/Entry?Command=Information_PrintForum&amp;iPage=1#FORUM40900"><text:span text:style-name="T1">#</text:span></text:a></text:p>
      <text:p text:style-name="P3">這種瞎掰，太沒有想像力了，建議應該引進外星人的角色，奴役人類，進行星際實驗什麼的。 <text:line-break/><text:line-break/>巴勒網是俗人淨地，知百說一。智慧太高的，建議前往它處。</text:p>
      <text:p text:style-name="P1">1975年生的歐千嘉   |  2021.08.18 14:44   |   <text:a xlink:type="simple" xlink:href="http://palinfo.habago.org/Entry?Command=Information_PrintForum&amp;iPage=1#FORUM40899"><text:span text:style-name="T1">#</text:span></text:a></text:p>
      <text:p text:style-name="P2">陳真 醫師， <text:line-break/><text:line-break/>您好, <text:line-break/><text:line-break/><text:line-break/>耐一點性子聽我說，感激不盡！ <text:line-break/><text:line-break/>有「台灣民政府」背景的「曾勁元」發起的「人民有用藥選擇權」遊行，事實上類似這樣的遊行，最合適的領導者應該是你吧？ <text:line-break/><text:line-break/>曾經有一陣子，因為韓國瑜韓流崛起，很多人受到你的網文影響，順便也認同了你的其他政治主張，例如：「比起美帝在世界上的種種侵犯屠殺，祖國的崛起是至善…」這樣的看法，被影響者包括我在內。「陳真」醫師這種看法不能說不對，可是就是因為「陳真」醫師不相信有類似「共濟會」這種 deep state 的存在，造成了你的盲點。deep state 是跨國界的精英組織，包括美國、中國、歐盟…各國政府其實都與之有合作項目，而經常其合作項目，不是國與國的議題，而是涉及全世界統治階級與被統治階級的之間的問題。 <text:line-break/><text:line-break/>請問，假設現在我們已經完全被「祖國」統治了，可不可以拒絕施打疫苗呢？祖國不是已經在各省推行「健康碼」了嗎？當然不只是「祖國」，而是各國政府都在老大哥美國總統川普 Operation Warp Speed 的號召之下，幾乎是強逼人民施打「實驗性藥物：新冠疫苗」，甚至有些國家已經推出「疫苗護照」。你是醫界的，難道不覺得好奇怪，以往疫苗開發有如此神速嗎，全部「新冠疫苗」都不到一年耶！包括中國大陸的國藥、科興疫苗，真的都經過完整三期臨床試驗嗎？ <text:line-break/><text:line-break/>為什麼在馬來西亞的69歲婦人「黎美美」，在施打完兩劑「科興疫苗」之後，身體出現很強的磁力，甚至能吸附「鐵錘」？ <text:line-break/><text:a xlink:type="simple" xlink:href="https://www.chinapress.com.my/20210710/%E2%97%A4%E6%96%B0%E5%86%A0%E5%8F%88%E4%B8%80%E5%B9%B4%E2%97%A2-%E6%8E%A5%E7%A7%8D%E7%96%AB%E8%8B%97%E5%90%8E-%E8%80%81%E5%A6%87%E6%89%8B%E8%87%82%E5%8F%AF%E5%90%B8%E8%8F%9C%E5%88%80%E3%80%81%E9%93%81/"><text:span text:style-name="T2">https://www.chinapress.com.my/20210710/%E2%97%A4%E6%96%B0%E5%86%A0%E5%8F%88%E4%B8%80%E5%B9%B4%E2%97%A2-%E6%8E%A5%E7%A7%8D%E7%96%AB%E8%8B%97%E5%90%8E-%E8%80%81%E5%A6%87%E6%89%8B%E8%87%82%E5%8F%AF%E5%90%B8%E8%8F%9C%E5%88%80%E3%80%81%E9%93%81/</text:span></text:a><text:s/><text:line-break/><text:line-break/>總不能以「黎美美」個人體質為理由來搪塞吧？我是猜測，各國政府疫苗至少一半是「安慰劑」，幸運者就會接種到「安慰劑」，但是不幸的，有些是真的「實驗性用藥」，把人當實驗的白老鼠，疫苗內容成分很可疑，已經有人提出「輝瑞疫苗」分子很像是氧化石墨烯(graphene oxide)，而且不分美國、德國、中國、英國的疫苗，內容成分都很可疑。中國大陸政府雖表面說是傳統「滅活疫苗」，可事實真相究竟是什麼，為什麼在施打完兩劑「科興疫苗」之後，馬來西亞的69歲婦人「黎美美」竟成了萬磁王？ <text:line-break/><text:line-break/>這種身體變得磁力超強的怪現象，不是應該出現在新技術 mRNA疫苗上面？或是毒性很強的腺病毒 AZ疫苗上面嗎？怎麼竟然也出現在施打傳統滅活疫苗「科興疫苗」的婦人身上？ <text:line-break/><text:line-break/>我認識的人無人感染「新冠病毒」，但是在台灣已經有超過600人施打「新冠疫苗」而喪命，這還不包括因為施打「新冠疫苗」影響到身體健康的人，這是黑數。 <text:line-break/><text:line-break/>我本就懷疑「新冠疫情」致死率與傳染性被 deep state 嚴重誇大，但是我尚不知原來 sars-cov-2 根本沒有經過「分離、純化」的程序，一直到2021年6月19日，才在我加入的地平論社團，看到有網友回覆貼文說「新冠病毒根本沒分離出來」，並且有另一位網友貼出知名部落客「王大師」的臉書連結，我才開始得知：「或許sars-cov-2根本就不存在。」但是尚在狐疑階段，心想倘若 sars-cov-2 根本不存在，那麼武漢吹哨人「李文亮」醫師又是怎麼死的？ <text:line-break/><text:line-break/>直至2021年8月5日，我才開始仔細看知名部落客「王大師」究竟在說什麼，根據「王大師」的看法，「新冠病毒」很長眼，根本就是實驗室生化武器，起源於美國德克里特堡，然後再分發給北卡羅萊那教堂山大學，就在此時與武漢P4實驗室「石正麗」開始合作。 <text:line-break/><text:line-break/>知名部落客「王大師」2020年1月26日，就提出這樣的看法，這計畫好的「新冠疫情」是美國、中國深層政府合作的，由中國提供實驗場。而至今究竟有無 covid-19 病毒？根本就是一個迷團！最有可能的就是自然界不存在 sars-cov-2病毒，「新冠病毒」加上「變種病毒」根本就是在實驗室調配的「生化武器」。並且在台灣 covid-19病毒非常長眼，不是在「很難都更的地區：台北市萬華區阿公店」爆發，要不就是在「長照機構」。奇怪了！上市公司7-11員工都沒有人中 covid-19 病毒，顯然是上市公司大老闆們與政府早就談好的。 <text:line-break/><text:line-break/>sars-cov-2 根本沒有經過「分離」的程序，這是「中国疾控中心流行病学首席专家吴尊友」親口說的。 <text:line-break/><text:a xlink:type="simple" xlink:href="https://www.youtube.com/watch?v=BTQAAZ-7OqQ"><text:span text:style-name="T2">https://www.youtube.com/watch?v=BTQAAZ-7OqQ</text:span></text:a><text:s/><text:line-break/><text:line-break/><text:line-break/>「新冠疫情」發展至今，種種光怪陸離的現象，加上我大姊歐千禎與我自身的 Targeted Individuals 楚門的世界經歷，我已經接受「王大師」的觀點，也就是這計畫好的「新冠疫情」是美國、中國深層政府合作的，由中國提供實驗場。不光是美國對中國投放生化武器這麼簡單！而真正的深層政府，永遠隱身幕後，製造美、中的「韭菜族」對立，只要美國政府甩鍋中國、中國戰狼趙立堅再甩鍋回美國，美國、中國兩邊就這樣打太極一般，大事化小，小事化無了！ <text:line-break/><text:line-break/>特別要說明，「王大師」至今不認識我這個人。但是「王大師」看政治的觀點，卻呼應我的怪異經歷。 <text:line-break/><text:line-break/>_______________________________________________ <text:line-break/>2020年1月26日 <text:line-break/>王大師：「武漢肺炎中美合謀預測」 <text:line-break/>濕評：做個簡單的武漢肺炎濕七點 <text:line-break/>1. 此為中美貿易假戰的第二階諒解備忘錄 <text:line-break/>2. 中國提供實驗場 <text:line-break/>3. 美國提供疫苗技術輔導與諸如「境外擴散」、「危機總動員」等電影與「主流媒體」等莒光教學 <text:line-break/>4. 疫苗已經有，但需要生技金主股價哄抬至某指定價位才能問世。部份金源用於供給貿易戰風暴後美債買主。 <text:line-break/>5. 中國負責提供「中央監管解方」，最好能與社會信用體系搭配。先丟AI智慧體溫測量，然後支付管道，美國再教自己人這制度好棒棒，連競爭者大陸人都在用。大監控社會無縫接軌。 <text:line-break/>6. 提議指定物種植入晶片，如蝙蝠、家畜，寵物。然後植入指定人種，比方說武漢民眾與西方指定區域，比方說，貧民窟、老人院、大學。 <text:line-break/>7. 這次任務抓6月前結束，下一個任務搞電子貨幣。 <text:line-break/><text:a xlink:type="simple" xlink:href="https://www.facebook.com/permalink.php?story_fbid=2935433653147870&amp;;id=191122434245686"><text:span text:style-name="T2">https://www.facebook.com/permalink.php?story_fbid=2935433653147870&amp;;id=191122434245686</text:span></text:a><text:s/><text:line-break/>_______________________________________________ <text:line-break/><text:line-break/>2021年2月22日 <text:line-break/>王大師說： <text:line-break/>模型，所以到底有無Sars cov 2這病毒啊？ <text:line-break/>我引用的是這三個資料： <text:line-break/>中國大陸：中國疾病預防控制中心流行病學首席專家吳尊友說：「they didn’t isolate the virus」 <text:line-break/>(引用自 <text:a xlink:type="simple" xlink:href="https://www.plurk.com/p/o8jfoz"><text:span text:style-name="T2">https://www.plurk.com/p/o8jfoz</text:span></text:a>) <text:line-break/>_______________________________________________ <text:line-break/><text:line-break/><text:line-break/></text:p>
      <text:p text:style-name="P1">小豪   |  2021.08.17 15:43   |   <text:a xlink:type="simple" xlink:href="http://palinfo.habago.org/Entry?Command=Information_PrintForum&amp;iPage=1#FORUM40898"><text:span text:style-name="T1">#</text:span></text:a></text:p>
      <text:p text:style-name="P3">前天是日本投降76週年,分享一篇陳映真先生1994年發表的文章。 <text:line-break/><text:line-break/>誰在姑息養奸？ <text:line-break/><text:line-break/>大量的數據顯示，日本曾對中國加諸的苦難；數十年後的今天，亞洲各國一片撻伐聲早已化為具體行動，台灣呢？沉默的台灣猶自緬懷日據時代的皇民思想，進而積極親善、交好那些曾讓我們創劇痛深的日本友人。 <text:line-break/><text:line-break/>當權者何時方能醒悟，惟有義正辭嚴地展示決心，歷史的傷痛才有補償、癒合的機會；更重要的是－－以此昭示我們不再姑息養奸！六零年代，在冰天雪地的日本北海道地方，出現了蓬頭垢面的「野人」。逮獲之後，才知道是一個在戰時被日本皇軍依據內閣秘議從中國北方強擄到日本北方廠礦，從事奴工勞動，後因不堪飢寒苛虐，逃遁荒山已十數年，猶不知日本早已敗降的中國農民劉連仁。 <text:line-break/><text:line-break/>劉連仁的出現，揭露了日本侵華戰爭中，日本國家權力對中國人民所犯的殘暴罪行。但是，當時的（戰犯）岸信介政府做出一臉無辜和茫然，否認日本在戰時強擄中國人伕的事實，以劉連仁「非法入境」的罪名，匆匆忙忙把劉送回中國大陸。日本人死不認帳，日本政府和戰爭企業「鹿島建設」（原「鹿島組」）一樣，長期堅決不承認「花岡事件」所內包的殘酷罪行。從七零年代開始，日本政府堅定不移地要從歷史教科書中泯除日本侵略和加害的史實。否認、遮掩南京大屠殺的日本學者、政治人、官僚層出不窮。事隔二戰結束方五十年，日本的抵死不認帳、抵死耍賴沒有讓日本成功地逃避歷史的指責，要求謝罪賠償的聲音在全亞洲以更大的回聲響起，新的戰爭罪證猶接踵大白於天下（例如「從軍慰安婦」問題）。 <text:line-break/><text:line-break/>早在１９５１年，德（西）國政府就明確地為了戰時對待猶太人所犯「難以言宣」的犯罪，所加於人的「無盡的苦難」，表示懺悔、表示德國人對此負有「道德的、物質的補償責任」，並且從此制定大量法律，主動進行全面、長期的賠償和謝罪，前後迄今共支付了八六五億馬克，預計到公元２０３０年，還要支出三三四億馬克。西德總統赫佐格在八零年代中期，面對在波蘭的德國暴行遺跡，說出了「凡對過去閉目不看的人，就無法了解自己」而深自懺悔惕勵的話。兩相對照，德日兩個民族的精神和道德品質之高下，一目了然。觸目驚心的數字在日本人抵死不認、抵死狡賴的情況下，中國（當然包括台灣）的受害實況如何，中國自己早有個譜了。１９９１年１０月，中共國務院發表＜中國人權白皮書＞中，有最新的數字。依此，僅僅「日本全面侵華期間」（八年抗戰）， <text:line-break/>中國人民「死傷兩千一百餘萬人，一千多萬人遭到虐殺，九百三十個城市被占領，直接經濟損失約六百二十億美元，間接性經濟損失約五千億美元」。此中，僅僅東北地區就有兩百萬勞工被活埋，萬人坑八十餘所，挖出七十萬具以上的白骨。這些數目，基本上沒有包括戰費、紅區和台灣的具體損失。 <text:line-break/><text:line-break/>據日本學者姬田光義的整理，１８９５年到１９０２年，日本人在台灣鎮壓、刑殺了八千到一萬兩千人。如果包括「雲林大屠」，總數就在三、四萬人。１９０２到１９４１年，霧社事件殺了兩千個台灣原住民；噍吧哖事件屠殺五、六千人，合計在七、八千人之譜。從１９４１年到戰敗，台灣人以日本軍人、軍屬、軍伕、「從事慰安婦」之名派出戰場者二十餘萬人，其中三萬三千人死亡，另有一一六人成了Ｂ、Ｃ級戰犯而遭處決。日本在對台灣殖民地支配過程中，台灣人民僅僅生命的被害，總計在七萬八千人左右。 <text:line-break/><text:line-break/>至於殖民支配所造成精神、靈魂和文化各方面的深刻加害，已不可計量。可惜的是，由於蔣氏國府的親日和當前朝野一致的親日反中，對日帝危害台灣的歷史調查研究，沒有受到應有的鼓勵。 <text:line-break/><text:line-break/>際此日本投降五十週年將屆之時，除了聲討日本反動派不知以戰爭犯罪為恥，沒有歷史責任意識，民族道德品質低劣之外，其實也應有一番反躬自省。當權者應有的省思，首先，當權者把內戰的利益提得比民族利益還高，把「消滅共匪」看得比向日本討回歷史正義還重要。因此，戰後漢奸沒有遭到徹底清算，抗日人士反而遭到全面誅殺；日本高級戰犯成了政府貴客；慷人民之慨，「放棄」戰爭賠償，壓抑人民反日和批判日本的運動。 <text:line-break/><text:line-break/>其次，當權者把外國的國益和戰略利益看得比自己的民族利益還高。為了國際反共和國際冷戰的利益（當然也為了一黨一家之私），可以簽訂喪權辱國的＜日華和約＞，承認「台灣地位未定」；可以迎日本右翼、不承認侵華戰爭的政客、軍人為國賓；可以制止留學生反對把釣魚台「行政權」劃給日本；可以不推動日本侵華的國恥教育。使日本人更加驕慢，最後，由於內戰與冷戰的雙重結構，沒有做任何日據歷史之政治的、文化的、社會的結算，忠奸顛倒，是非不分，使得皇民思想逐漸復甦，發展成歌頌日本人、日本統治，說日本人誠實、知恥、文明、開化、公正、廉明，日本統治有貢獻、合理、現代化．．．同時仇視和歧視「支那」和「支那人」，從而自外於中國和中國人，視中國為野蠻、落後、貧窮的象徵，認為「反日」是「中國人」的事，與「台灣人」不相干．．．凡此種種，當然適足以使日本人更加驕慢，更加覺得日本的「十五年戰爭」是「解放」亞洲，奠定亞洲戰後發展之礎石，奠定日本戰後走向「和平與繁榮」之國的「好戰爭」；更加覺得第二次大戰中日本人只敗給美國人，沒有敗給落後的「支那人」、「台灣人」、菲律賓人、泰國人．．．因此一點談不上要道歉賠償的「戰爭責任」。 <text:line-break/><text:line-break/>姑息適足以養奸，因此，從嚴格的自我批判開始，我們才會有這樣的一天，義正辭嚴地站在日本反動派跟前，聽他結結巴巴地說他一定要謝罪和賠償．．．．．。</text:p>
      <text:p text:style-name="P1">孫從輔   |  2021.08.17 12:43   |   <text:a xlink:type="simple" xlink:href="http://palinfo.habago.org/Entry?Command=Information_PrintForum&amp;iPage=1#FORUM40897"><text:span text:style-name="T1">#</text:span></text:a></text:p>
      <text:p text:style-name="P2">外交部發言人華春瑩在記者會上對新冠溯源問題的回答非常詳細，我認為這足以成為美國需要被好好調查的理由。 <text:line-break/><text:line-break/>// <text:line-break/><text:line-break/>8/16 記者會文字稿 <text:line-break/><text:a xlink:type="simple" xlink:href="https://www.fmprc.gov.cn/web/wjdt_674879/fyrbt_674889/t1899761.shtml"><text:span text:style-name="T2">https://www.fmprc.gov.cn/web/wjdt_674879/fyrbt_674889/t1899761.shtml</text:span></text:a><text:s/><text:line-break/><text:line-break/>摘要如下： <text:line-break/><text:line-break/>《環球時報》記者：近日，媒體曝光了越來越多美國在溯源問題上令人疑惑不解的地方，比如對要求調查德特裡克堡的呼聲始終沒有回應。近日，媒體曝光的德特裡克堡衛星照片顯示，自2020年3月至今年8月期間，也就是新冠肺炎疫情在美國肆虐之時，德特裡克堡基地卻大興土木，開墾了新的建築用地並有建築物移動的明顯痕跡。俄羅斯國際事務理事會主任等人都表示，美國情報界鼓動溯源調查的終極目的就是轉移對美抗疫不力的注意並歸咎於中國，這在本質上是錯誤的。請問中方對此有何評論？ <text:line-break/><text:line-break/>華春瑩： <text:line-break/><text:line-break/>上週五，外交部副部長馬朝旭主持召開新冠病毒溯源問題使節吹風會，160多位駐華使節和國際組織代表以線上線下相結合的方式出席。馬朝旭副部長全面闡述了中方在溯源問題上的立場主張和最新工作進展，強調中方始終支持並將繼續參加科學溯源，但堅決反對政治溯源。 <text:line-break/><text:line-break/>　　中國和世界各國一樣，都是疫情受害者，都希望盡快找到病毒源頭，阻斷疫情傳播。但是溯源工作不能“燈下黑”，不能人為設置盲區，更不能出於政治目的搞惡意栽贓和有罪推定，這也正是國際社會的廣泛共識。 <text:line-break/><text:line-break/>　　我注意到，很多媒體都在為溯源工作積極提供各種線索，其中《環球時報》梳理的一些事實線索很有價值，我請我同事准備了PPT，與大家分享： <text:line-break/><text:line-break/>　　素有“冠狀病毒獵手”之稱的美國北卡羅來納大學教授巴裡克和他的病毒改造技術： <text:line-break/><text:line-break/>　　根據北卡羅來納大學校辦媒體報道，巴裡克教授對冠狀病毒進行了“數十年”的研究工作，有關工作直接與治療冠狀病毒感染的藥物與疫苗有關。 <text:line-break/><text:line-break/>　　據美國《麻省理工科技評論》雜志報道，巴裡克教授掌握一種通過“反向遺傳技術”能改造乃至“增強”冠狀病毒的技術。憑借該項技術，他不僅可以依據冠狀病毒的基因片段培育出活生生的病毒，還可以改造冠狀病毒的基因，創造出新的冠狀病毒。 <text:line-break/><text:line-break/>　　2003年，一篇巴裡克參與發表的論文展示了這種技術的威力，成功復活了一個非典SARS病毒。後來，巴裡克教授等人還就這一成果申請了專利，並於2007年獲得批准，專利代號為US7279327B2。 <text:line-break/><text:line-break/>　　這項獨特的病毒技術，令巴裡克教授成為美國最頂尖的冠狀病毒專家，他憑借該技術在全世界蒐集各種冠狀病毒的樣本進行研究。比如在2013年，當中國武漢病毒所科學家石正麗和她的團隊從雲南的蝙蝠洞裡獲得幾種冠狀病毒的基因後，巴裡克教授主動找到石正麗，希望獲得這些冠狀病毒的樣本進行研究。石正麗非常慷慨地把自己的發現分享給了巴裡克，巴則在美國實驗室裡用他的病毒改造技術造出了一種全新的、可以感染人類的冠狀病毒。這項研究中，病毒改造和小鼠感染實驗均在北卡羅來納大學開展，所構建的嵌合病毒並沒有提供給石正麗團隊。這一研究結果2015年發布在了國際學術期刊《自然》雜志上。 <text:line-break/><text:line-break/>　　特別值得注意的是，盡管幾乎所有科學家都說，被人為改造過的病毒可能會留有痕跡，但巴裡克教授2020年9月接受一家意大利媒體采訪時表示，他可以做到人為改造病毒卻“不留痕跡”。 <text:line-break/><text:line-break/>　　巴裡克教授與德特裡克堡內從事高危病毒和冠狀病毒研究的兩家研究機構美國陸軍傳染病醫學研究院和美國國家傳染病和過敏症研究所下屬的“綜合研究設施”，都有密切聯系。 <text:line-break/><text:line-break/>　　大量科研論文顯示，巴裡克曾與美國陸軍傳染病醫學研究院進行過不少涉及冠狀病毒的研究。一篇2006年的論文顯示，他們曾就非典肺炎開展過科研合作。 <text:line-break/><text:line-break/>　　美國軍方2021年的一篇文章顯示，巴裡克今年4月應邀給美國陸軍傳染病醫學研究院作講座，內容就是關於冠狀病毒的研究。 <text:line-break/><text:line-break/>　　而德特裡克堡“綜合研究設施”的一位副主任Lisa Hensley，是巴裡克的學生。 <text:line-break/><text:line-break/>　　一篇2014年發布在《抗菌物和化學療法（Antimicrob Agents Chemother）》期刊上的、涉及高危冠狀病毒（MERS即“中東呼吸綜合征”）的論文，就來自於這兩個德堡機構的合作。這樣的合作還有很多。 <text:line-break/><text:line-break/>　　而巴裡克教授擁有的那些豐富的冠狀病毒“資源”以及改造和創造冠狀病毒的“技術”，也就通過這些合作和人脈，被廣泛運用在了德特裡克堡內。 <text:line-break/><text:line-break/>　　比如2018年美國《自然》雜志上的一篇論文就顯示，來自德堡“綜合研究設施”的一位名叫Lisa Torzewski的研究人員和巴裡克合作，用被修改了基因的MERS病毒感染了猴子。 <text:line-break/><text:line-break/>　　德特裡克堡的美國陸軍傳染病醫學研究院和“綜合研究設施”都有著差勁的實驗室安全記錄。美國《弗雷德裡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　　美國NBC新聞網下屬的地方媒體WKYC在2016年7月的一篇報道顯示，“綜合研究設施”的實驗室在2015年發生過一次涉及埃博拉病毒的安全事故。 <text:line-break/><text:line-break/>　　很多人知道，美國陸軍傳染病醫學研究院在2019年秋季新冠疫情爆發前夕，曾發生過嚴重的安全事故，一度被美國疾控中心叫停。 <text:line-break/><text:line-break/>　　據《弗雷特裡克新聞郵報》2019年11月23日報道，除了被媒體廣泛報道的實驗室廢水處理系統存在問題，該研究院的兩個從事高危病毒研究的實驗室，也被發現存在嚴重安全隱患，沒有按照規定做好防護工作。 <text:line-break/><text:line-break/>　　而巴裡克在北卡羅來納的實驗室，也存在許多安全問題。北卡羅來納大學的相關年報和美國媒體ProPublica都有詳細的報道。 <text:line-break/><text:line-break/>　　通過上述大量有據可查且來自美國主流媒體的信息，我想至少可以得出兩個結論： <text:line-break/><text:line-break/>　　第一，巴裡克和他危險的冠狀病毒改造技術，正被廣泛應用在美國德特裡克堡內的美國陸軍傳染病醫學研究院和“綜合研究設施”這兩個軍方和官方病毒實驗室的科研項目之中。 <text:line-break/><text:line-break/>　　第二，應用這些危險病毒技術的美國陸軍傳染病醫學研究院和“綜合研究設施”以及巴裡克自己在北卡羅來納的實驗室，都有不良的安全記錄，而且都直接涉及從事最危險病毒研究的BSL-4實驗室。而根據2020年9月意大利媒體對巴裡克的采訪，巴裡克教授自己表示他改造冠狀病毒可以不留痕跡。 <text:line-break/><text:line-break/>　　還有幾點：比如說，美國在2019年新冠疫情爆發之前，曾出現過一輪神秘的、大規模的“電子煙肺病”。通過諸如《柳葉刀》等國際主流學術期刊和媒體文章可以發現，這種病症和後來的新冠肺炎是非常“相似”的。 <text:line-break/><text:line-break/>　　另外值得注意的是，曾有之前應對過武漢新冠疫情的中國權威專家，在查閱了60篇涉及美國“電子煙肺病”病例的研究論文，對其中142位電子煙肺病患者的250張肺部影像圖片、臨床信息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　　而美國社交媒體上有大量發布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　　今年6月，美國《華盛頓郵報》一名與美國情報部門關系緊密的記者，曾撰文宣稱美國國會懷疑2019年的武漢軍運會期間是新冠肺炎開始傳播的時間，因為有從軍運會回來的西方國家運動員稱自己得了疑似新冠肺炎的病。英國有媒體也稱，當時有參賽的法國運動員表示自己得了“奇怪”的病。所以，美國參加軍運會的5名患病人員的病例是關鍵線索。 <text:line-break/><text:line-break/>　　面對這些事實和線索，真正關心病毒溯源的人一定會支持基於事實，本著科學和理性的態度來對真相進行徹底調查，不放過任何蛛絲馬跡。但是令人非常不解的是，美國官方和媒體極其反常地對自身存在的種種疑點和疑問保持緘默，對超過2500萬中國民眾聯署要求調查德特裡克堡實驗室的呼籲置若罔聞，對國際社會越來越多呼籲要在世界各地多點多地開展溯源調查的呼聲裝聾作啞，反而死盯死咬中國，在沒有任何事實依據的情況下，不停編造各種謊言謠言來污衊攻擊中國，甚至公開動用情報機構力量，企圖對中國開展有罪推定式的調查。 <text:line-break/><text:line-break/>　　這種欲蓋彌彰式的做法，不僅讓人聯想到剛才這位記者提問中提到的剛剛曝光的德特裡克堡衛星圖片顯示，去年3月到今年8月德特裡克堡內有建築物移動和改造的明顯痕跡，也讓人不禁聯想到今年6月，美國《名利場》雜志披露，美國國務院前代理助理國務卿表示，國務院內部有人警告不要對新冠病毒起源進行調查，否則可能打開“裝滿蛆蟲的罐子”。人們不禁要問：美國到底在隱瞞什麼？ <text:line-break/><text:line-break/>　　如果美方真的執念於“實驗室洩漏論”，那麼就請美方像中方一樣大大方方、坦坦蕩蕩地邀請國際專家去美國開展兩次溯源研究，到時候自然就會得出結論。</text:p>
      <text:p text:style-name="P1">A hsin   |  2021.08.17 11:30   |   <text:a xlink:type="simple" xlink:href="http://palinfo.habago.org/Entry?Command=Information_PrintForum&amp;iPage=1#FORUM40896"><text:span text:style-name="T1">#</text:span></text:a></text:p>
      <text:p text:style-name="P3">【全球大視野】伊斯蘭國狂銷聖戰藥丸 塔利班成最大販毒集團 <text:line-break/><text:a xlink:type="simple" xlink:href="https://www.youtube.com/watch?v=AkjOSImGQzU"><text:span text:style-name="T2">https://www.youtube.com/watch?v=AkjOSImGQzU</text:span></text:a><text:s/><text:line-break/><text:line-break/>看這報導，一直在強調是塔利班， <text:line-break/>以毒養戰，靠毒品年賺30億美元，銷往北美、澳亞、歐洲、非洲等地， <text:line-break/>世界85%的海洛因都來自阿富汗。 <text:line-break/><text:line-break/>心理有疑問的是，塔利班真的那麼神通廣大有管道銷往全世界嗎， <text:line-break/>背後有沒有美國的支持。 </text:p>
      <text:p text:style-name="P1">孫從輔   |  2021.08.16 15:33   |   <text:a xlink:type="simple" xlink:href="http://palinfo.habago.org/Entry?Command=Information_PrintForum&amp;iPage=1#FORUM40895"><text:span text:style-name="T1">#</text:span></text:a></text:p>
      <text:p text:style-name="P2">這幾天主流媒體提倡的兩個觀點誤導人，很可能是故意幫美國脫罪。一是「阿富汗戰爭20年來，美國回到原點，一無所獲」。事實是美國每年投入阿富汗戰爭成百上千億，加上掠奪來的財富，不會憑空消失，怎麼能說一無所獲？應該是美國掌權者們賺得盆滿缽滿才對。二是「阿富汗政府貪汙腐敗，是扶不起的阿斗」。事實是阿富汗政府不過是美國傀儡，撿點剩菜來吃，和美國掌權者得到的利益是不成比例的，只指控阿富汗政府是在模糊焦點。</text:p>
      <text:p text:style-name="P1">陳真   |  2021.08.16 11:46   |   <text:a xlink:type="simple" xlink:href="http://palinfo.habago.org/Entry?Command=Information_PrintForum&amp;iPage=1#FORUM40894"><text:span text:style-name="T1">#</text:span></text:a></text:p>
      <text:p text:style-name="P3">(續) <text:line-break/><text:line-break/>八，當然，就美國的 "整體" 侵略與佔領計畫而言，或者說，就其帝國主義、為所欲為的整體實力而言，早已持續走下坡，但若要說美國在阿富汗遭遇了什麼好像很無奈的 "挫敗"，那就離事實太遠了。 <text:line-break/><text:line-break/>美國在伊拉克和阿富汗的所作所為很像是這樣：這些被侵略與佔領的國家，事實上就像一種食物與工具，任其吃喝掠奪，任其為所欲為。 <text:line-break/><text:line-break/>美國在阿富汗搞了三、四十年，留下的就像一團杯盤狼藉的剩菜，滿目瘡痍，宛如人間煉獄；先是培植賓拉登與基地組織等 "民主友人"，打擊蘇聯，贏得美蘇冷戰，然後再反過頭來說這些追求自由的 "民主鬥士" 是萬惡不赦的恐怖份子，進入"反恐" 戰略時期。 <text:line-break/><text:line-break/>"拯救世界" 與 "捍衛民主自由與人權" 的反恐戰爭搞了二十年，數千萬生靈塗炭，美帝吃飽喝足之後，進入下一齣戲碼，重返亞太，瞄準中國。反恐早已是舊戲碼，仇中反華才是最新戰略主軸。 <text:line-break/><text:line-break/>九，WSWS 8月9 號有篇文章： <text:line-break/><text:line-break/><text:span text:style-name="T2">https://www.wsws.org/en/articles/2021/08/10/pers-a10.html </text:span><text:line-break/><text:line-break/>我大約翻譯其中兩段如下： <text:line-break/><text:line-break/>"打從九零年代第一次波斯灣戰爭以及侵略前南斯拉夫開始，美國就一直在打仗。 <text:line-break/><text:line-break/>2001年，以報復911事件為藉口，侵略阿富汗。但是，事實上，遠在雙子星大廈倒塌之前，美國就早已準備入侵阿富汗。 <text:line-break/><text:line-break/>這場以侵略阿富汗揭開序幕的所謂反恐戰爭，美國之戰略目標並不是要消滅基地組織。事實上，基地組織原本就是在八零年代由美國CIA 所一手打造用來對付蘇聯的武裝怪獸。美國的戰略目標乃是要擴大其軍事霸權到整個中亞與南亞，藉以控制盛產石油並且鄰近中國與伊朗的國家。 <text:line-break/><text:line-break/>小布希上台後，打出反恐戰爭的口號，表明這將是 "21世紀的戰爭"，並且揚言美國有權力先發制人，有權力侵略世界上任何被視為妨礙美國全球利益的國家。 <text:line-break/><text:line-break/>侵略阿富汗不到兩年內，美國藉著捏造所謂伊拉克擁有大規模毀滅武器的謊言，入侵伊拉克，並且繼續打著虛偽的人權旗號，繼續在非洲最大的石油國--利比亞以及敘利亞等國家，發動侵略戰爭，顛覆它國政權。 <text:line-break/><text:line-break/>然而，在殺害了數百萬人，製造數千萬人淪為難民，整個徹底摧毀許多國家之後，美國持續擴張的帝國霸權目標，事實上並沒有如其所願，而只是一如阿富汗一樣，遭受挫敗，留下滿目瘡痍。 <text:line-break/><text:line-break/>但是，美國並沒有因為所謂反恐戰爭的受挫而停止其軍事擴張主義，卻反而轉向佈局，進一步展開中美等 "大國衝突" 的全球戰略。阿富汗之撤軍，只是為了把美國的軍事力量集結在南海、東歐與波羅的海。"</text:p>
      <text:p text:style-name="P1">陳真   |  2021.08.16 01:35   |   <text:a xlink:type="simple" xlink:href="http://palinfo.habago.org/Entry?Command=Information_PrintForum&amp;iPage=1#FORUM40893"><text:span text:style-name="T1">#</text:span></text:a></text:p>
      <text:p text:style-name="P2">日子忙到爆，簡單幾點： <text:line-break/><text:line-break/>一，美國撤離阿富汗怎麼會是一種挫折或挫敗？ <text:line-break/><text:line-break/>塔利班就跟賓拉登或海珊或ISIS或蔣家政權一樣，當他們的敵人也是美國的敵人時，那麼，他們就是民主盟友，大加扶植，給予武器，給予美援，甚至給予生化武器。蘇聯當年入侵阿富汗，吃了 "敗仗"，並不是阿富汗很猛，而是背後有美國撐腰。 <text:line-break/><text:line-break/>可是，當美國的敵人因素消弱而另外一種利害增長時，這些 "民主盟友"，就會瞬間變成反民主的人類公敵，例如海珊。反之亦然，比方說塔利班，光是從反腐敗、爭自由的 "民主鬥士" 到 "恐怖份子"，各種角色都早已輪了一回。早在五、六年前，美國就已經不再說塔利班是反民主反女權的人類公敵了，開始與之修好，重新角色定位。 <text:line-break/><text:line-break/>第三種狀況則是敵我參半的兩手策略，一如ISIS，表面上，美國假裝說他是恐怖組織，但實際上卻又或明或暗地加以扶持，在比方說敘利亞興風作浪。 <text:line-break/><text:line-break/>二，美國所謂反恐是一齣假戲，假反恐，真侵略，以自導自演的911揭開序幕。如今，恐怖份子早已換人當，下一波恐怖份子的主角當然就是中國。 <text:line-break/><text:line-break/>三，所謂阿富汗撤軍，跟什麼挫敗扯不上絲毫關係。你也許可以說美國的越戰與韓戰是一種挫敗，但是，侵略中東或阿富汗等等，可是大獲全勝，吸血啃骨，幾乎吃得絲毫不剩。 <text:line-break/><text:line-break/>四，至於所謂什麼 "美國放棄阿富汗盟友" 或是什麼 "民主輸出的失敗"、"軍事支出不堪負荷" 云云，更是荒唐透了頂，見鬼了。主流媒體每天講這些鬼話，真的很無言，存心就是要撒謊與洗腦，完全背離基本事實。 <text:line-break/><text:line-break/>五，你不可能理解某個局部狀況A，除非你理解A所屬的架構。 <text:line-break/><text:line-break/>也就是說，不管你是要理解伊拉克或敘利亞或阿富汗或ISIS或葉門等等等，乃至於理解台灣，你得 "先" 理解美國的對外基本思維與所謂戰略。這個基本架構、作法與本質，不曾改變，只是角色換人而已。 <text:line-break/><text:line-break/>下一齣戲叫做中美大戰，美國的各種利害盤算與籌碼操弄與佈局，將會圍繞著這齣主戲。 <text:line-break/><text:line-break/>六，塔利班重新掌權，跟它得不得民心無關。它的掌權是因為美國給它開了綠燈，而其他主要國家例如中國、伊朗和以色列及土耳其等等，基本上也跟塔利班取得了某種默契。 <text:line-break/><text:line-break/>七，美國很邪惡，但你不得不佩服他的陰狠、精準與厲害。每一項主要作為，往往歷經動輒十幾年的籌畫與運作。</text:p>
      <text:p text:style-name="P1">李念淨   |  2021.08.15 23:49   |   <text:a xlink:type="simple" xlink:href="http://palinfo.habago.org/Entry?Command=Information_PrintForum&amp;iPage=1#FORUM40892"><text:span text:style-name="T1">#</text:span></text:a></text:p>
      <text:p text:style-name="P3">塔利班看起來勝局幾乎已定了，但是原本阿富汗政府的統治基礎如此的脆弱令人吃驚，證明其舊政府跟美軍完全不得民心。 <text:line-break/><text:line-break/>個人擔憂的是，美國遇此挫折，不知道何時又會攻打哪個國家來重新立威，也許幾週，也許幾個月，畢竟自美國建國兩百年來幾乎無時無刻都在打仗。 <text:line-break/><text:line-break/>對於阿富汗的局勢，請問有什麼比較好的外網分析可以看的嗎？</text:p>
      <text:p text:style-name="P1">李念淨   |  2021.08.14 09:49   |   <text:a xlink:type="simple" xlink:href="http://palinfo.habago.org/Entry?Command=Information_PrintForum&amp;iPage=1#FORUM40891"><text:span text:style-name="T1">#</text:span></text:a></text:p>
      <text:p text:style-name="P4"><text:span text:style-name="T4">網址後面那個?fbclid=以後的字都不重要，可以直接刪除不用理他 <text:line-break/><text:line-break/>比方 <text:line-break/></text:span><text:a xlink:type="simple" xlink:href="https://rumble.com/vkmwqy-part11.-2.-fda-3.-fda.html?fbclid=IwAR1YfJa23OFuCB7LP7wYY2QE7EQ-01U7VHBJLGamOHMGsEGWsuQq7SKGmek"><text:span text:style-name="T5">https://rumble.com/vkmwqy-part11.-2.-fda-3.-fda.html?fbclid=IwAR1YfJa23OFuCB7LP7wYY2QE7EQ-01U7VHBJLGamOHMGsEGWsuQq7SKGmek</text:span></text:a><text:span text:style-name="T4"><text:s/><text:line-break/><text:line-break/>實際上是 <text:line-break/></text:span><text:span text:style-name="T5">https://rumble.com/vkmwqy-part11.-2.-fda-3.-fda.html </text:span><text:span text:style-name="T4"><text:line-break/><text:line-break/>那個後綴只是臉書轉貼時產生的追蹤碼，不用理他，刪掉也可以進去</text:span></text:p>
      <text:p text:style-name="P1">周淮安   |  2021.08.14 01:53   |   <text:a xlink:type="simple" xlink:href="http://palinfo.habago.org/Entry?Command=Information_PrintForum&amp;iPage=2#FORUM40890"><text:span text:style-name="T1">#</text:span></text:a></text:p>
      <text:p text:style-name="P2">網址末四碼G2rU，被YT移除的（Vladimir Zelenko醫師談話）影片，有網友重新上傳至此網址： <text:line-break/><text:line-break/><text:a xlink:type="simple" xlink:href="https://rumble.com/vkmwqy-part11.-2.-fda-3.-fda.html?fbclid=IwAR1YfJa23OFuCB7LP7wYY2QE7EQ-01U7VHBJLGamOHMGsEGWsuQq7SKGmek"><text:span text:style-name="T2">https://rumble.com/vkmwqy-part11.-2.-fda-3.-fda.html?fbclid=IwAR1YfJa23OFuCB7LP7wYY2QE7EQ-01U7VHBJLGamOHMGsEGWsuQq7SKGmek</text:span></text:a><text:s/><text:line-break/><text:line-break/>新聞：打第二劑莫德納隔天「左耳聽不到」 控與疫苗有關 <text:line-break/><text:a xlink:type="simple" xlink:href="https://news.ebc.net.tw/news/living/273725?fbclid=IwAR1-HDifnmRkpIl5TDooOu-oUJZssyYtKDmmQfA1Et912oG1q8UU0lr9qCk"><text:span text:style-name="T2">https://news.ebc.net.tw/news/living/273725?fbclid=IwAR1-HDifnmRkpIl5TDooOu-oUJZssyYtKDmmQfA1Et912oG1q8UU0lr9qCk</text:span></text:a><text:s/><text:line-break/>Quote：台北市一名黃小姐在機場工作，符合第三類人員身份，六月打第一劑莫德納，7月20日傍晚打第二劑，但是打完第二劑隔天，黃小姐說她一起床就發現左耳聽不到，右耳則是不斷出現耳鳴，就醫住院7天，聽力還是沒有改善，黃小姐認為這跟接種疫苗有關係，耳鼻喉科醫師則表示，這樣的狀況像是「突發性耳聾」，壓力太大就可能會發生，現在衛生局已經把個案向上通報，但估計跑流程要花8-10個月。 <text:line-break/><text:line-break/>新聞：mRNA疫苗爆3新副作用 莫德納股價暴跌 <text:line-break/><text:a xlink:type="simple" xlink:href="https://ctee.com.tw/news/global/501606.html"><text:span text:style-name="T2">https://ctee.com.tw/news/global/501606.html</text:span></text:a><text:s/><text:line-break/>Quote：歐盟藥品管理局將調查，部分民眾接種mRNA疫苗後，出現多形性紅斑、腎絲球腎炎、以及腎病症候群三種副作用，消息傳出後，莫德納、BioNTech周三（11日）股價狂瀉15%左右，累計兩個交易日暴跌20%。 <text:line-break/><text:line-break/>－－ <text:line-break/>按：現在打完異苗不管猝死，抑或出現其他不良反應，主流媒體與官方，一概宣稱目前無足夠證據，表明與異苗有因果關聯，都會背了。歐盟藥品管理局雖放出風聲，但畢竟已施打者眾；一旦成立，製藥業將面臨巨額求償。藥商勢必使出渾身解數，打點遊說。受害者藥害求償的部分，恐怕不樂觀。</text:p>
      <text:p text:style-name="P1">陳真   |  2021.08.12 11:11   |   <text:a xlink:type="simple" xlink:href="http://palinfo.habago.org/Entry?Command=Information_PrintForum&amp;iPage=2#FORUM40889"><text:span text:style-name="T1">#</text:span></text:a></text:p>
      <text:p text:style-name="P3">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text:p text:style-name="P1">柳春春阿忠   |  2021.08.12 08:08   |   <text:a xlink:type="simple" xlink:href="http://palinfo.habago.org/Entry?Command=Information_PrintForum&amp;iPage=2#FORUM40888"><text:span text:style-name="T1">#</text:span></text:a></text:p>
      <text:p text:style-name="P2">5PrwYu_G2rU 我應該有下載備份，等下週一回到家再上傳雲端硬碟。</text:p>
      <text:p text:style-name="P1">jackie   |  2021.08.11 22:39   |   <text:a xlink:type="simple" xlink:href="http://palinfo.habago.org/Entry?Command=Information_PrintForum&amp;iPage=2#FORUM40887"><text:span text:style-name="T1">#</text:span></text:a></text:p>
      <text:p text:style-name="P3">底下的影片已經遭油管移除了，如果有誰有此影片備份，可否提供？感謝！ <text:line-break/>https://www.youtube.com/watch?v=5PrwYu_G2rU</text:p>
      <text:p text:style-name="P1">陳真   |  2021.08.09 16:52   |   <text:a xlink:type="simple" xlink:href="http://palinfo.habago.org/Entry?Command=Information_PrintForum&amp;iPage=2#FORUM40886"><text:span text:style-name="T1">#</text:span></text:a></text:p>
      <text:p text:style-name="P2">鎮邦好，二十年了，真快。 <text:line-break/><text:line-break/>我的email: emirchen@gmail.com <text:line-break/><text:line-break/>學姐的：li.chien.hui@gmail.com <text:line-break/><text:line-break/>電話私下再給，否則會被打爆。 <text:line-break/><text:line-break/>我們住高雄，有空來玩。</text:p>
      <text:p text:style-name="P1">lzb   |  2021.08.09 10:32   |   <text:a xlink:type="simple" xlink:href="http://palinfo.habago.org/Entry?Command=Information_PrintForum&amp;iPage=2#FORUM40885"><text:span text:style-name="T1">#</text:span></text:a></text:p>
      <text:p text:style-name="P3">陳真兄，我是李鎮邦，二十年前反美英侵略巴勒斯坦抗議以及動社研的動物福利跟你和鑑慧曾有過聯繫，我現在在港理工社會科學院工作，對你發表的文章很有感觸和認同，想跟你聯絡，不過你和鑑慧的聯絡方式都丟了，祝好</text:p>
      <text:p text:style-name="P1">陳真   |  2021.08.08 00:41   |   <text:a xlink:type="simple" xlink:href="http://palinfo.habago.org/Entry?Command=Information_PrintForum&amp;iPage=2#FORUM40884"><text:span text:style-name="T1">#</text:span></text:a></text:p>
      <text:p text:style-name="P2">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1">陳真   |  2021.08.06 10:11   |   <text:a xlink:type="simple" xlink:href="http://palinfo.habago.org/Entry?Command=Information_PrintForum&amp;iPage=2#FORUM40883"><text:span text:style-name="T1">#</text:span></text:a></text:p>
      <text:p text:style-name="P3">記者太客氣了，何止3坑，300坑都不只，行車高雄，險象環生。 <text:line-break/><text:line-break/>大雨滂沱，地面坑坑洞洞難免，問題是市府處理的態度，基本上就是擺爛，不當一回事，隨便擺個三角錐就算了事，你若還掉進坑裏或跌個頭破血流，那就是你自己的問題了。這兩天開車，就有五、六次遇到自己和前車緊急九十度閃避天坑，差點釀出車禍。 <text:line-break/><text:line-break/>十點多了，G邁應該還在睡，愛好民主自由的四精子也不知道游去哪了，反正不管多麼爛，只要媒體在我手上，資源金錢全在我手上，網軍護衛，文人走狗成群結隊咬人，政權就能牢牢掌控。 <text:line-break/><text:line-break/>仍然還是那些老話，關於所謂西方民主選舉這樣一種政治詐術，台灣人還不明白其可笑與可恨嗎？ <text:line-break/><text:line-break/>我比較熟悉的所謂 "民主國家" 或 "民主同盟"，大約有十多個，比方說日本、英國、美國、印度、巴西、澳洲、義大利與捷克等等，基本上就是這麼一回事；就跟台灣一樣，所謂選舉，無非就是一個笑話。今天，我如果掌控主流媒體，信不信我能夠讓一隻蟑螂當選國會議員，成為眾人偶像。 <text:line-break/><text:line-break/>常舉一個例，如果學校或公司不應該透過所謂全民選舉來選出領導人，為何更為艱難與複雜的一整個國家，卻反而把這樣一種荒唐詐欺制度給抬舉為神聖體制，而且是惟一神聖？ <text:line-break/><text:line-break/>你上大學或申請研究所，你是在乎這個學校的各種軟、硬體設施及師資與校風及研究能力，還是在乎校長是否由全部的學生民主選舉產生？你去一家公司上班，你是在乎它的待遇與福利及工作環境和遠景，還是在乎它的董事長是否由全體員工民主投票選出？ <text:line-break/><text:line-break/>民主若那麼好，為何沒有一家公司，沒有一所學校實施民主？民主若那麼好，你家為何不也實施民主選出戶長？反倒是更為艱難的國家公眾事務卻反而必須由全民選出才叫做民主？今天，如果媒體與資源全在我手上，信不信我能讓任何一個人渣塑造成為德智兼備的政治明星偶像？信不信我能把整個學界醫界文化界統統變成我的走狗？ <text:line-break/><text:line-break/>美國的民主，是全世界最骯髒最醜惡最下流無恥的詐術，事實上，它就是選左手或選右手，選來選去永遠是同一批人，撈錢無止盡。 <text:line-break/><text:line-break/>當一個政治人物只要會騙，會玩抹黑詐術，會用公帑撒錢綁樁，會用公帑飼養網軍和文人走狗，權力將可持續，你覺得他還會用心於造福大眾嗎？根本不需要。不管我多爛多低能多無恥多貪婪，只要我控制了各項詐騙工具與資源，我每天肯定都能睡到飽不是嗎？睡醒就撈錢，撈完再睡，睡完再撈，它媽的這個人渣黨及其一票尾巴黨，你跟我說哪個政治人物不是這樣？站出來讓大家表揚一下。 <text:line-break/><text:line-break/>你看，人渣黨在所謂防疫與疫苗方面，撈錢撈到如此公然肆無忌憚如此猖狂無恥的犯罪地步，理當槍斃，腦殘大眾卻不但不痛恨這樣一個犯罪集團，反而支持度爆增；特別是年輕一代，基本上全是無腦，人渣政客們只要玩玩年輕語彙，耍耍寶，仇中反華一番，年輕人就愛他愛得要死。 <text:line-break/><text:line-break/>你說這叫做民主？讓你感到很驕傲很光榮？全世界都好羨慕？ <text:line-break/><text:line-break/>我看過全世界最好的民主國家就是中國，我看過世界上最能夠為全體人民造福的國家也是中國，沒有之一。然而這樣一個良善國度與制度，卻反而被天底下最邪惡血腥的西方帝國主義給抹黑成萬惡不赦的人類公敵。 <text:line-break/><text:line-break/>也許祖國是對的，當麥克風根本不在你手上時，面對腦殘，你講再多也是多餘，你再有理亦是枉然。惟有當你能夠打倒敵人時，麥克風才會回到它應有的位置上，基本的理性與是非善惡才有可能彰顯。 <text:line-break/><text:line-break/>陳真 <text:line-break/><text:line-break/>2021. 08. 06. <text:line-break/><text:line-break/>=========== <text:line-break/>恐怖 又傳地基坍塌 高雄5天現3坑 <text:line-break/><text:line-break/>中時 <text:line-break/><text:line-break/>洪浩軒／高雄報導 <text:line-break/><text:line-break/>2021年8月6日 <text:line-break/><text:line-break/>高雄再傳地基坍塌！高市警鳳山分局5日下午接獲民眾報案，指稱鳳山區五甲二路旁水溝上的水泥覆蓋地坍塌，附近鄰居及用路人見狀後直呼「有夠恐怖」。</text:p>
      <text:p text:style-name="P1">李念淨   |  2021.08.06 08:20   |   <text:a xlink:type="simple" xlink:href="http://palinfo.habago.org/Entry?Command=Information_PrintForum&amp;iPage=2#FORUM40882"><text:span text:style-name="T1">#</text:span></text:a></text:p>
      <text:p text:style-name="P2"><text:a xlink:type="simple" xlink:href="https://lat.ms/3AiC0NY"><text:span text:style-name="T2">https://lat.ms/3AiC0NY</text:span></text:a><text:s/><text:line-break/><text:line-break/><text:a xlink:type="simple" xlink:href="https://bit.ly/2VzyOOW"><text:span text:style-name="T2">https://bit.ly/2VzyOOW</text:span></text:a><text:s/><text:line-break/><text:line-break/>这可太人权了！美国颁布奇葩法令，将流浪汉视为罪犯并罚款1000美元 <text:line-break/><text:line-break/>据英国媒体报道，美国为了缓解洛杉矶日益严重的流浪汉问题又出奇招。美国洛杉矶市长埃里克·加尔塞蒂通过新法令将流浪汉定义为刑事罪犯，对抓捕的流浪汉将进行最高1000美元的罚款措施，让美国民众大呼不解进行抗议。根据数据显示2020年洛杉矶的流浪汉有6.6万流浪汉分布在公园、图书馆、桥洞、地下通道、高速公路等位置，当法令公布后，流浪汉在这些地方1000英尺的范围内，坐卧休息、存放私人物品都将被视为刑事犯罪，受到法律的制裁。要么进入监狱关上半年，要么交1000美元罚款。 <text:line-break/><text:line-break/>然而这项议案只获得了中产阶级的认可，他们觉得这样既惩治了泛滥的流浪汉，又保证了洛杉矶城市的干净卫生。然而洛杉矶的民众并不这么认为，法律颁布的第二天，市长的府邸就惨遭抗议者涂鸦抗议，在市长家门前聚集了50人举着标语抗议，没多长时间，洛杉矶警察就全副武装的赶来，驱赶了闹事人群。洛杉矶人民城市委员会表示出强烈反对，认为这项法令是把穷人划分为罪犯，把穷定义为刑事犯罪。洛杉矶应该对流浪汉实施社会福利保障，而不是罚款。洛杉矶民众表示：洛杉矶地区房源紧张，根本没有足够的房源供流浪汉们租赁，即使有房可租，高额的租金也让流浪汉难以负担。</text:p>
      <text:p text:style-name="P1">鄭豐遠   |  2021.08.06 08:01   |   <text:a xlink:type="simple" xlink:href="http://palinfo.habago.org/Entry?Command=Information_PrintForum&amp;iPage=2#FORUM40881"><text:span text:style-name="T1">#</text:span></text:a></text:p>
      <text:p text:style-name="P3">活在澳洲，我確實也有如此感覺。西方人靠著各種反人類罪行，為自己打造了一個美麗的泡泡，謂之文明。美麗也許是美麗，但這個泡泡是以多數他人的鮮血和生命及尊嚴為代價所打造的。在這個意義上，我們還能稱它為美嗎? <text:line-break/><text:line-break/>英國這個毒販子就不說了，我一直到最近幾年，才知道澳洲曾跟著英軍，在八國聯軍時侵華。別人家我不敢說，但自己家裡的血債深仇我是覺得一定要還的。期待有一天，這些西方鬼子和日本鬼子對中國人做過的那些泯滅人性的事，能加倍奉還給他們。 <text:line-break/><text:line-break/>最近奧運打得火熱，可是很多人不曉得美軍以及一眾狗腿子包括英國在南海重兵集結，一副侵門踏戶之勢，對著中國耀武揚威。有人說美國此舉就是現代鴉片戰爭，是為了逼迫中國再次像 2008 年金融海嘯時那樣大批購買美國國債，為美國搖搖欲墜的經濟續命。換句話說，這些西方鬼子靠著船艦大砲，逼著中國用所有中國人的民脂民膏，再次去買入這個現代鴉片 (美元)，讓這些鬼子泡泡般的美麗日子能繼續開心地過下去。真的是夠了，這些可恨的事該有個盡頭了。人類被這些反人類鬼子折磨得都成什麼樣了，難道這就是我們想要的世界嗎? <text:line-break/><text:line-break/>個人生命無足輕重，感受卻同樣可悲沉重，四十幾年走了這麼一遭，從小小的台灣走進西方，明白的卻無非是這樣一個世界真實的面貌，那些過去以為可以從西方所吸取到的養份，如今看來卻如同乾癟的殘渣灰燼，除了苦笑，無言以對。 <text:line-break/><text:line-break/>澳洲南下一遭，我學到了兩件事。首先是政治凌駕一切，所謂社會發展、科學研究、疾病防控及治療、歷史建構、體育及一切所謂文化的方方面面，都得先過政治這關，政治上說了算，這些才能接著說，哪怕你個數學定理也一樣。 <text:line-break/><text:line-break/>也許有人以為我是要說西方如此，而中國是例外，其實不是的。政治至上，舉世皆然。差別在於我明白的第二件事，那就是這個所謂政治，所謂大國關係，所謂意識形態，所謂利害權衡，甚至所謂世界和平與穩定的形式，終究逃避不了有一份道德屬性; 脫離道德評價而僅僅以”世事本如此” 或 “每個都一樣啦” 的眼光來看待國際鬥爭是大有問題的。換句話說，認同弱肉強食是不對的。如果我們不這麼想，那麼做為一個人又有何意義存在? 我們何需 ”對那些侵伊的西方國家/北約組織對伊拉克老百姓及婦女所做的病態邪惡犯罪，希望有一天以1000倍的力量回到他們身上”? 我們何不欣然加入病態邪惡犯罪的一方? <text:line-break/><text:line-break/>我所明白的這兩件事如果有任何意義，其實也就是說我們無法不用道德眼光來看待一切事物。這樣一種理解是不是重要的我不曉得，但如果它不重要，還有什麼事是重要的?</text:p>
      <text:p text:style-name="P1">孫從輔   |  2021.08.06 05:51   |   <text:a xlink:type="simple" xlink:href="http://palinfo.habago.org/Entry?Command=Information_PrintForum&amp;iPage=2#FORUM40880"><text:span text:style-name="T1">#</text:span></text:a></text:p>
      <text:p text:style-name="P2">大陸記者韓鵬寫了一篇文章，對比了美國侵略阿富汗20年來，中國如何努力地解決一個個內部問題。文中列舉在中國和美國發生的一些代表性事件，圖片整理得很好，勾起不少回憶。SARS、汶川地震、奧運聖火事件、動車事故、新疆恐攻、香港暴亂等等，歷歷在目，如今有輕舟己過萬重山之感。 <text:line-break/><text:line-break/>911發生時，我親戚在法國馬賽。馬賽是國際港，各國人來來往往，族群複雜。我親戚說事件發生後，當地的穆斯林社區全部都不工作也不營業了，所有人上街狂歡慶祝了好幾天，各種族群、國籍的人也紛紛加入。這是我人生第一次具體感受到美國的顧人怨。 <text:line-break/><text:line-break/>韓鵬的文章見此： <text:line-break/><text:a xlink:type="simple" xlink:href="https://www.xinghuozhiku.com/46363.html"><text:span text:style-name="T2">https://www.xinghuozhiku.com/46363.html</text:span></text:a></text:p>
      <text:p text:style-name="P1">陳真   |  2021.08.06 01:39   |   <text:a xlink:type="simple" xlink:href="http://palinfo.habago.org/Entry?Command=Information_PrintForum&amp;iPage=3#FORUM40879"><text:span text:style-name="T1">#</text:span></text:a></text:p>
      <text:p text:style-name="P2">剛去劍橋時，我對整個生活環境很滿意。陳 "佬佬" 進大觀園，光是一個學生宿舍感覺就像皇宮、城堡那般輝煌，座落於一片蘋果園之中，比我在台灣僅僅五坪大的居住空間還要大上幾十倍；書桌窗外是一片幽靜的森林，窗邊常有鳥鵲來訪。 <text:line-break/><text:line-break/>整個城市光害少，夜裏一抬頭就是不可思議的滿天繁星。我在劍橋一夜所見的星子，差不多是過去在台灣三十五年所見之總和。安靜，乾淨，鳥語花香，人車有序，美麗的康河，河邊鴨、鵝成群，偌大草皮，走累了，隨處可躺，仰望天空，任憑思緒像長了翅膀似的，無邊無際地飛翔。人間天堂，莫過於此。 <text:line-break/><text:line-break/>劍橋創校八百多年了，前人後人，似古若今，時間彷彿在此停頓了似的。我最美好的十年青春就灑落在這片土地上。我相信它至今依舊美麗。 <text:line-break/><text:line-break/>但是，一兩年後，來到上個世紀末，一個個對外侵略戰爭逐一爆發。劍橋就有一個飛彈基地，戰鬥機由此起降。我很難想像，帝國在海外屠戮千萬生靈的死神，竟然就是從這片美麗的城市啟程；窮國、弱國一個接一個遭到泯滅人性的屠殺與掠奪，原來帝國表面上的豐饒富足就是這麼來的。 <text:line-break/><text:line-break/>劍橋的美麗依舊，而我依舊日夜晨昏反覆地沿著康河，走在通往國王學院或總圖的路上。但我卻慢慢產生一種很虛幻、很不真實的感覺，外頭的罪行如此邪惡血腥與殘暴，而我原來卻只是住在一個純屬虛構的人工樂園裏頭。我還能對它說些什麼頌詞呢？什麼 "揮揮手，不帶走一片雲彩" 嗎？ <text:line-break/><text:line-break/>我看怡靜引用的那段留言，很感動。我想把它再貼一次，如下： <text:line-break/><text:line-break/>「我希望，那些侵伊的西方國家/北約組織對伊拉克老百姓及婦女所做的病態邪惡犯罪，總有一天會以1000倍的力量回到他們身上。大部分的世人都不清楚美國、英國、加拿大、澳洲、德國及其他西方國家的恐怖份子對伊拉克女性殘暴罪行的細節(直到今日仍在發生)，我希望這些禽獸和他們的國家有一天會為此付出代價。」 <text:line-break/><text:line-break/>我很討厭偽君子，偽君子們一定會說「不可以哦，不可以宣揚仇恨哦」。我捫心自問，我應該不會真的希望包括敵人在內的任何國家遭到這樣一種泯滅人性的姦殺擄掠。問題是，你有可能不恨嗎？ <text:line-break/><text:line-break/>西方人很沒出息，平常一點小病痛或小小的生活不適，馬上就哇哇叫，怪東怪西，如喪考妣，滿口什麼人權與自由的，但他們有沒有想過，他們給世人帶來億萬倍以上的傷害與痛苦。</text:p>
      <text:p text:style-name="P1">怡靜   |  2021.08.05 18:00   |   <text:a xlink:type="simple" xlink:href="http://palinfo.habago.org/Entry?Command=Information_PrintForum&amp;iPage=2#FORUM40878"><text:span text:style-name="T6">#</text:span></text:a></text:p>
      <text:p text:style-name="P2">三月時我在IG看到一組照片 <text:line-break/>標題是 給伊拉克母親的頌歌 An ode to Iraqi mothers ，正逢伊拉克的母親節。 <text:line-break/><text:line-break/><text:a xlink:type="simple" xlink:href="https://www.instagram.com/p/CMu01MHlZon/?utm_medium=share_sheet"><text:span text:style-name="T3">https://www.instagram.com/p/CMu01MHlZon/?utm_medium=share_sheet</text:span></text:a><text:span text:style-name="T2"> </text:span><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1">陳真   |  2021.08.05 02:33   |   <text:a xlink:type="simple" xlink:href="http://palinfo.habago.org/Entry?Command=Information_PrintForum&amp;iPage=2#FORUM40877"><text:span text:style-name="T6">#</text:span></text:a></text:p>
      <text:p text:style-name="P3">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2">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2">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2">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2">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2">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2">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2">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2">http://www.wsws.org/articles/2004/oct2004/iraq-o20.shtml</text:span></text:a>） <text:line-break/><text:line-break/>據 Chronicle Washington Bureau 2007年 1月 16日Carolyn Lochhead 的報導（<text:a xlink:type="simple" xlink:href="http://www.sfgate.com/cgi-bin/article.cgi?file=/c/a/2007/01/16/MNG2MNJBIS1.DTL"><text:span text:style-name="T2">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2">http://www.zmag.org/content/showarticle.cfm?ItemID=11478</text:span></text:a>） <text:line-break/><text:line-break/>根據美國兒童人權組織 “Save the Children” 於2007年5月8 日發表的年度報告State of the World’s Mothers Report （<text:span text:style-name="T2">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2">http://www.zmag.org/content/showarticle.cfm?ItemID=11478</text:span></text:a>） <text:line-break/><text:line-break/>美軍入侵後的伊拉克人平均壽命大幅下降，男女均不及六十歲。 <text:line-break/>（<text:a xlink:type="simple" xlink:href="http://www.wsws.org/articles/2004/oct2004/iraq-o20.shtml"><text:span text:style-name="T2">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2">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2">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2">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1">李念淨   |  2021.08.04 20:38   |   <text:a xlink:type="simple" xlink:href="http://palinfo.habago.org/Entry?Command=Information_PrintForum&amp;iPage=2#FORUM40876"><text:span text:style-name="T6">#</text:span></text:a></text:p>
      <text:p text:style-name="P2">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1">鄭豐遠   |  2021.08.04 09:05   |   <text:a xlink:type="simple" xlink:href="http://palinfo.habago.org/Entry?Command=Information_PrintForum&amp;iPage=2#FORUM40875"><text:span text:style-name="T6">#</text:span></text:a></text:p>
      <text:p text:style-name="P3">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1">陳真   |  2021.08.03 17:35   |   <text:a xlink:type="simple" xlink:href="http://palinfo.habago.org/Entry?Command=Information_PrintForum&amp;iPage=2#FORUM40874"><text:span text:style-name="T6">#</text:span></text:a></text:p>
      <text:p text:style-name="P2">"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1">馨尹   |  2021.08.03 12:12   |   <text:a xlink:type="simple" xlink:href="http://palinfo.habago.org/Entry?Command=Information_PrintForum&amp;iPage=2#FORUM40873"><text:span text:style-name="T6">#</text:span></text:a></text:p>
      <text:p text:style-name="P3">在美國貧窮是一種罪 <text:line-break/>兒童可以為資本家犧牲 <text:line-break/><text:line-break/>洛城快報 <text:line-break/>洛杉矶无家可归正式列罪！ <text:line-break/>397儿童打疫苗后患心肌炎！ <text:line-break/><text:line-break/>h<text:span text:style-name="T2">ttps://youtu.be/PDEhqULYwFs</text:span></text:p>
      <text:p text:style-name="P1">陳真   |  2021.08.01 23:58   |   <text:a xlink:type="simple" xlink:href="http://palinfo.habago.org/Entry?Command=Information_PrintForum&amp;iPage=2#FORUM40872"><text:span text:style-name="T6">#</text:span></text:a></text:p>
      <text:p text:style-name="P2">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1">周淮安   |  2021.08.01 02:42   |   <text:a xlink:type="simple" xlink:href="http://palinfo.habago.org/Entry?Command=Information_PrintForum&amp;iPage=2#FORUM40871"><text:span text:style-name="T6">#</text:span></text:a></text:p>
      <text:p text:style-name="P5"><text:span text:style-name="T4">臉書「事實查核中心」，被爆受藥商鉅款贊助 <text:line-break/></text:span><text:span text:style-name="T5">https://gettr.com/post/p6aude?fbclid=IwAR2Ajzu4JxR9bzCmiMgkhQTr69OoBjw4uy-a0CdN2idvJ6faAoEYnuRFLbI </text:span><text:span text:style-name="T4"><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